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748in" svg:height="4.1197in" svg:x="3.6102in" svg:y="0.2496in">
            <draw:object draw:notify-on-update-of-ranges="Sheet1.A1:Sheet1.A1 Sheet1.A2:Sheet1.A398 Sheet1.B1:Sheet1.B1 Sheet1.B2:Sheet1.B3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EMoS01.baseStation[0].app.</text:p>
          </table:table-cell>
        </table:table-row>
        <table:table-row table:style-name="ro1">
          <table:table-cell office:value-type="float" office:value="30.023637519069">
            <text:p>30.0236375191</text:p>
          </table:table-cell>
          <table:table-cell office:value-type="float" office:value="4.44268">
            <text:p>4.44268</text:p>
          </table:table-cell>
        </table:table-row>
        <table:table-row table:style-name="ro1">
          <table:table-cell office:value-type="float" office:value="45.014368021134">
            <text:p>45.0143680211</text:p>
          </table:table-cell>
          <table:table-cell office:value-type="float" office:value="4.44182">
            <text:p>4.44182</text:p>
          </table:table-cell>
        </table:table-row>
        <table:table-row table:style-name="ro1">
          <table:table-cell office:value-type="float" office:value="60.011168021134">
            <text:p>60.0111680211</text:p>
          </table:table-cell>
          <table:table-cell office:value-type="float" office:value="4.44248">
            <text:p>4.44248</text:p>
          </table:table-cell>
        </table:table-row>
        <table:table-row table:style-name="ro1">
          <table:table-cell office:value-type="float" office:value="75.010560021134">
            <text:p>75.0105600211</text:p>
          </table:table-cell>
          <table:table-cell office:value-type="float" office:value="4.44198">
            <text:p>4.44198</text:p>
          </table:table-cell>
        </table:table-row>
        <table:table-row table:style-name="ro1">
          <table:table-cell office:value-type="float" office:value="90.012720021134">
            <text:p>90.0127200211</text:p>
          </table:table-cell>
          <table:table-cell office:value-type="float" office:value="4.44121">
            <text:p>4.44121</text:p>
          </table:table-cell>
        </table:table-row>
        <table:table-row table:style-name="ro1">
          <table:table-cell office:value-type="float" office:value="105.010208019169">
            <text:p>105.0102080192</text:p>
          </table:table-cell>
          <table:table-cell office:value-type="float" office:value="5.98876">
            <text:p>5.98876</text:p>
          </table:table-cell>
        </table:table-row>
        <table:table-row table:style-name="ro1">
          <table:table-cell office:value-type="float" office:value="120.010240019169">
            <text:p>120.0102400192</text:p>
          </table:table-cell>
          <table:table-cell office:value-type="float" office:value="5.98937">
            <text:p>5.98937</text:p>
          </table:table-cell>
        </table:table-row>
        <table:table-row table:style-name="ro1">
          <table:table-cell office:value-type="float" office:value="135.012080019169">
            <text:p>135.0120800192</text:p>
          </table:table-cell>
          <table:table-cell office:value-type="float" office:value="5.98952">
            <text:p>5.98952</text:p>
          </table:table-cell>
        </table:table-row>
        <table:table-row table:style-name="ro1">
          <table:table-cell office:value-type="float" office:value="150.012768019169">
            <text:p>150.0127680192</text:p>
          </table:table-cell>
          <table:table-cell office:value-type="float" office:value="5.99214">
            <text:p>5.99214</text:p>
          </table:table-cell>
        </table:table-row>
        <table:table-row table:style-name="ro1">
          <table:table-cell office:value-type="float" office:value="165.016880019169">
            <text:p>165.0168800192</text:p>
          </table:table-cell>
          <table:table-cell office:value-type="float" office:value="5.99188">
            <text:p>5.99188</text:p>
          </table:table-cell>
        </table:table-row>
        <table:table-row table:style-name="ro1">
          <table:table-cell office:value-type="float" office:value="180.011440019169">
            <text:p>180.0114400192</text:p>
          </table:table-cell>
          <table:table-cell office:value-type="float" office:value="5.99236">
            <text:p>5.99236</text:p>
          </table:table-cell>
        </table:table-row>
        <table:table-row table:style-name="ro1">
          <table:table-cell office:value-type="float" office:value="195.011840019169">
            <text:p>195.0118400192</text:p>
          </table:table-cell>
          <table:table-cell office:value-type="float" office:value="5.99243">
            <text:p>5.99243</text:p>
          </table:table-cell>
        </table:table-row>
        <table:table-row table:style-name="ro1">
          <table:table-cell office:value-type="float" office:value="210.020304019169">
            <text:p>210.0203040192</text:p>
          </table:table-cell>
          <table:table-cell office:value-type="float" office:value="5.99238">
            <text:p>5.99238</text:p>
          </table:table-cell>
        </table:table-row>
        <table:table-row table:style-name="ro1">
          <table:table-cell office:value-type="float" office:value="225.008608019169">
            <text:p>225.0086080192</text:p>
          </table:table-cell>
          <table:table-cell office:value-type="float" office:value="5.99293">
            <text:p>5.99293</text:p>
          </table:table-cell>
        </table:table-row>
        <table:table-row table:style-name="ro1">
          <table:table-cell office:value-type="float" office:value="240.009248019169">
            <text:p>240.0092480192</text:p>
          </table:table-cell>
          <table:table-cell office:value-type="float" office:value="5.99291">
            <text:p>5.99291</text:p>
          </table:table-cell>
        </table:table-row>
        <table:table-row table:style-name="ro1">
          <table:table-cell office:value-type="float" office:value="255.012160019169">
            <text:p>255.0121600192</text:p>
          </table:table-cell>
          <table:table-cell office:value-type="float" office:value="5.99331">
            <text:p>5.99331</text:p>
          </table:table-cell>
        </table:table-row>
        <table:table-row table:style-name="ro1">
          <table:table-cell office:value-type="float" office:value="270.011120019169">
            <text:p>270.0111200192</text:p>
          </table:table-cell>
          <table:table-cell office:value-type="float" office:value="5.99328">
            <text:p>5.99328</text:p>
          </table:table-cell>
        </table:table-row>
        <table:table-row table:style-name="ro1">
          <table:table-cell office:value-type="float" office:value="285.016000019169">
            <text:p>285.0160000192</text:p>
          </table:table-cell>
          <table:table-cell office:value-type="float" office:value="5.99326">
            <text:p>5.99326</text:p>
          </table:table-cell>
        </table:table-row>
        <table:table-row table:style-name="ro1">
          <table:table-cell office:value-type="float" office:value="300.012800019169">
            <text:p>300.0128000192</text:p>
          </table:table-cell>
          <table:table-cell office:value-type="float" office:value="5.99117">
            <text:p>5.99117</text:p>
          </table:table-cell>
        </table:table-row>
        <table:table-row table:style-name="ro1">
          <table:table-cell office:value-type="float" office:value="315.013040019169">
            <text:p>315.0130400192</text:p>
          </table:table-cell>
          <table:table-cell office:value-type="float" office:value="5.99153">
            <text:p>5.99153</text:p>
          </table:table-cell>
        </table:table-row>
        <table:table-row table:style-name="ro1">
          <table:table-cell office:value-type="float" office:value="330.013040019169">
            <text:p>330.0130400192</text:p>
          </table:table-cell>
          <table:table-cell office:value-type="float" office:value="5.99136">
            <text:p>5.99136</text:p>
          </table:table-cell>
        </table:table-row>
        <table:table-row table:style-name="ro1">
          <table:table-cell office:value-type="float" office:value="345.007648019169">
            <text:p>345.0076480192</text:p>
          </table:table-cell>
          <table:table-cell office:value-type="float" office:value="5.99177">
            <text:p>5.99177</text:p>
          </table:table-cell>
        </table:table-row>
        <table:table-row table:style-name="ro1">
          <table:table-cell office:value-type="float" office:value="360.014048019169">
            <text:p>360.0140480192</text:p>
          </table:table-cell>
          <table:table-cell office:value-type="float" office:value="5.99188">
            <text:p>5.99188</text:p>
          </table:table-cell>
        </table:table-row>
        <table:table-row table:style-name="ro1">
          <table:table-cell office:value-type="float" office:value="375.015008019169">
            <text:p>375.0150080192</text:p>
          </table:table-cell>
          <table:table-cell office:value-type="float" office:value="5.99188">
            <text:p>5.99188</text:p>
          </table:table-cell>
        </table:table-row>
        <table:table-row table:style-name="ro1">
          <table:table-cell office:value-type="float" office:value="390.012160019169">
            <text:p>390.0121600192</text:p>
          </table:table-cell>
          <table:table-cell office:value-type="float" office:value="5.99248">
            <text:p>5.99248</text:p>
          </table:table-cell>
        </table:table-row>
        <table:table-row table:style-name="ro1">
          <table:table-cell office:value-type="float" office:value="405.011488018824">
            <text:p>405.0114880188</text:p>
          </table:table-cell>
          <table:table-cell office:value-type="float" office:value="5.22184">
            <text:p>5.22184</text:p>
          </table:table-cell>
        </table:table-row>
        <table:table-row table:style-name="ro1">
          <table:table-cell office:value-type="float" office:value="420.009888036042">
            <text:p>420.009888036</text:p>
          </table:table-cell>
          <table:table-cell office:value-type="float" office:value="5.89387">
            <text:p>5.89387</text:p>
          </table:table-cell>
        </table:table-row>
        <table:table-row table:style-name="ro1">
          <table:table-cell office:value-type="float" office:value="435.045487262152">
            <text:p>435.0454872622</text:p>
          </table:table-cell>
          <table:table-cell office:value-type="float" office:value="5.44689">
            <text:p>5.44689</text:p>
          </table:table-cell>
        </table:table-row>
        <table:table-row table:style-name="ro1">
          <table:table-cell office:value-type="float" office:value="450.010880041164">
            <text:p>450.0108800412</text:p>
          </table:table-cell>
          <table:table-cell office:value-type="float" office:value="4.92211">
            <text:p>4.92211</text:p>
          </table:table-cell>
        </table:table-row>
        <table:table-row table:style-name="ro1">
          <table:table-cell office:value-type="float" office:value="480.010480041164">
            <text:p>480.0104800412</text:p>
          </table:table-cell>
          <table:table-cell office:value-type="float" office:value="4.39827">
            <text:p>4.39827</text:p>
          </table:table-cell>
        </table:table-row>
        <table:table-row table:style-name="ro1">
          <table:table-cell office:value-type="float" office:value="495.031153761188">
            <text:p>495.0311537612</text:p>
          </table:table-cell>
          <table:table-cell office:value-type="float" office:value="4.01364">
            <text:p>4.01364</text:p>
          </table:table-cell>
        </table:table-row>
        <table:table-row table:style-name="ro1">
          <table:table-cell office:value-type="float" office:value="510.013120024061">
            <text:p>510.0131200241</text:p>
          </table:table-cell>
          <table:table-cell office:value-type="float" office:value="3.62716">
            <text:p>3.62716</text:p>
          </table:table-cell>
        </table:table-row>
        <table:table-row table:style-name="ro1">
          <table:table-cell office:value-type="float" office:value="525.012720024061">
            <text:p>525.0127200241</text:p>
          </table:table-cell>
          <table:table-cell office:value-type="float" office:value="3.24735">
            <text:p>3.24735</text:p>
          </table:table-cell>
        </table:table-row>
        <table:table-row table:style-name="ro1">
          <table:table-cell office:value-type="float" office:value="540.010848024061">
            <text:p>540.0108480241</text:p>
          </table:table-cell>
          <table:table-cell office:value-type="float" office:value="2.86189">
            <text:p>2.86189</text:p>
          </table:table-cell>
        </table:table-row>
        <table:table-row table:style-name="ro1">
          <table:table-cell office:value-type="float" office:value="555.018192024061">
            <text:p>555.0181920241</text:p>
          </table:table-cell>
          <table:table-cell office:value-type="float" office:value="2.47826">
            <text:p>2.47826</text:p>
          </table:table-cell>
        </table:table-row>
        <table:table-row table:style-name="ro1">
          <table:table-cell office:value-type="float" office:value="570.011120024061">
            <text:p>570.0111200241</text:p>
          </table:table-cell>
          <table:table-cell office:value-type="float" office:value="2.10551">
            <text:p>2.10551</text:p>
          </table:table-cell>
        </table:table-row>
        <table:table-row table:style-name="ro1">
          <table:table-cell office:value-type="float" office:value="585.016320041164">
            <text:p>585.0163200412</text:p>
          </table:table-cell>
          <table:table-cell office:value-type="float" office:value="1.65097">
            <text:p>1.65097</text:p>
          </table:table-cell>
        </table:table-row>
        <table:table-row table:style-name="ro1">
          <table:table-cell office:value-type="float" office:value="600.009280024061">
            <text:p>600.0092800241</text:p>
          </table:table-cell>
          <table:table-cell office:value-type="float" office:value="1.73757">
            <text:p>1.73757</text:p>
          </table:table-cell>
        </table:table-row>
        <table:table-row table:style-name="ro1">
          <table:table-cell office:value-type="float" office:value="615.009520024061">
            <text:p>615.0095200241</text:p>
          </table:table-cell>
          <table:table-cell office:value-type="float" office:value="1.87266">
            <text:p>1.87266</text:p>
          </table:table-cell>
        </table:table-row>
        <table:table-row table:style-name="ro1">
          <table:table-cell office:value-type="float" office:value="630.011200041164">
            <text:p>630.0112000412</text:p>
          </table:table-cell>
          <table:table-cell office:value-type="float" office:value="1.87253">
            <text:p>1.87253</text:p>
          </table:table-cell>
        </table:table-row>
        <table:table-row table:style-name="ro1">
          <table:table-cell office:value-type="float" office:value="645.009568024061">
            <text:p>645.0095680241</text:p>
          </table:table-cell>
          <table:table-cell office:value-type="float" office:value="1.8727">
            <text:p>1.8727</text:p>
          </table:table-cell>
        </table:table-row>
        <table:table-row table:style-name="ro1">
          <table:table-cell office:value-type="float" office:value="660.013360024061">
            <text:p>660.0133600241</text:p>
          </table:table-cell>
          <table:table-cell office:value-type="float" office:value="1.87245">
            <text:p>1.87245</text:p>
          </table:table-cell>
        </table:table-row>
        <table:table-row table:style-name="ro1">
          <table:table-cell office:value-type="float" office:value="675.012480024061">
            <text:p>675.0124800241</text:p>
          </table:table-cell>
          <table:table-cell office:value-type="float" office:value="1.87271">
            <text:p>1.87271</text:p>
          </table:table-cell>
        </table:table-row>
        <table:table-row table:style-name="ro1">
          <table:table-cell office:value-type="float" office:value="690.012480041164">
            <text:p>690.0124800412</text:p>
          </table:table-cell>
          <table:table-cell office:value-type="float" office:value="1.7378">
            <text:p>1.7378</text:p>
          </table:table-cell>
        </table:table-row>
        <table:table-row table:style-name="ro1">
          <table:table-cell office:value-type="float" office:value="705.010480041164">
            <text:p>705.0104800412</text:p>
          </table:table-cell>
          <table:table-cell office:value-type="float" office:value="1.60273">
            <text:p>1.60273</text:p>
          </table:table-cell>
        </table:table-row>
        <table:table-row table:style-name="ro1">
          <table:table-cell office:value-type="float" office:value="720.011440041164">
            <text:p>720.0114400412</text:p>
          </table:table-cell>
          <table:table-cell office:value-type="float" office:value="1.46838">
            <text:p>1.46838</text:p>
          </table:table-cell>
        </table:table-row>
        <table:table-row table:style-name="ro1">
          <table:table-cell office:value-type="float" office:value="735.014592024061">
            <text:p>735.0145920241</text:p>
          </table:table-cell>
          <table:table-cell office:value-type="float" office:value="1.57293">
            <text:p>1.57293</text:p>
          </table:table-cell>
        </table:table-row>
        <table:table-row table:style-name="ro1">
          <table:table-cell office:value-type="float" office:value="750.009920024061">
            <text:p>750.0099200241</text:p>
          </table:table-cell>
          <table:table-cell office:value-type="float" office:value="1.57205">
            <text:p>1.57205</text:p>
          </table:table-cell>
        </table:table-row>
        <table:table-row table:style-name="ro1">
          <table:table-cell office:value-type="float" office:value="765.015232041164">
            <text:p>765.0152320412</text:p>
          </table:table-cell>
          <table:table-cell office:value-type="float" office:value="1.44108">
            <text:p>1.44108</text:p>
          </table:table-cell>
        </table:table-row>
        <table:table-row table:style-name="ro1">
          <table:table-cell office:value-type="float" office:value="780.008608041164">
            <text:p>780.0086080412</text:p>
          </table:table-cell>
          <table:table-cell office:value-type="float" office:value="1.46839">
            <text:p>1.46839</text:p>
          </table:table-cell>
        </table:table-row>
        <table:table-row table:style-name="ro1">
          <table:table-cell office:value-type="float" office:value="795.013680024061">
            <text:p>795.0136800241</text:p>
          </table:table-cell>
          <table:table-cell office:value-type="float" office:value="1.46799">
            <text:p>1.46799</text:p>
          </table:table-cell>
        </table:table-row>
        <table:table-row table:style-name="ro1">
          <table:table-cell office:value-type="float" office:value="810.013440024061">
            <text:p>810.0134400241</text:p>
          </table:table-cell>
          <table:table-cell office:value-type="float" office:value="1.46815">
            <text:p>1.46815</text:p>
          </table:table-cell>
        </table:table-row>
        <table:table-row table:style-name="ro1">
          <table:table-cell office:value-type="float" office:value="825.009920041164">
            <text:p>825.0099200412</text:p>
          </table:table-cell>
          <table:table-cell office:value-type="float" office:value="1.33334">
            <text:p>1.33334</text:p>
          </table:table-cell>
        </table:table-row>
        <table:table-row table:style-name="ro1">
          <table:table-cell office:value-type="float" office:value="840.009248024061">
            <text:p>840.0092480241</text:p>
          </table:table-cell>
          <table:table-cell office:value-type="float" office:value="1.46765">
            <text:p>1.46765</text:p>
          </table:table-cell>
        </table:table-row>
        <table:table-row table:style-name="ro1">
          <table:table-cell office:value-type="float" office:value="855.012080024061">
            <text:p>855.0120800241</text:p>
          </table:table-cell>
          <table:table-cell office:value-type="float" office:value="1.60227">
            <text:p>1.60227</text:p>
          </table:table-cell>
        </table:table-row>
        <table:table-row table:style-name="ro1">
          <table:table-cell office:value-type="float" office:value="870.010528024061">
            <text:p>870.0105280241</text:p>
          </table:table-cell>
          <table:table-cell office:value-type="float" office:value="1.7367">
            <text:p>1.7367</text:p>
          </table:table-cell>
        </table:table-row>
        <table:table-row table:style-name="ro1">
          <table:table-cell office:value-type="float" office:value="885.012400041164">
            <text:p>885.0124000412</text:p>
          </table:table-cell>
          <table:table-cell office:value-type="float" office:value="1.60216">
            <text:p>1.60216</text:p>
          </table:table-cell>
        </table:table-row>
        <table:table-row table:style-name="ro1">
          <table:table-cell office:value-type="float" office:value="900.009600024061">
            <text:p>900.0096000241</text:p>
          </table:table-cell>
          <table:table-cell office:value-type="float" office:value="1.60243">
            <text:p>1.60243</text:p>
          </table:table-cell>
        </table:table-row>
        <table:table-row table:style-name="ro1">
          <table:table-cell office:value-type="float" office:value="915.012400024061">
            <text:p>915.0124000241</text:p>
          </table:table-cell>
          <table:table-cell office:value-type="float" office:value="1.73672">
            <text:p>1.73672</text:p>
          </table:table-cell>
        </table:table-row>
        <table:table-row table:style-name="ro1">
          <table:table-cell office:value-type="float" office:value="930.015232041164">
            <text:p>930.0152320412</text:p>
          </table:table-cell>
          <table:table-cell office:value-type="float" office:value="1.70334">
            <text:p>1.70334</text:p>
          </table:table-cell>
        </table:table-row>
        <table:table-row table:style-name="ro1">
          <table:table-cell office:value-type="float" office:value="945.014720024061">
            <text:p>945.0147200241</text:p>
          </table:table-cell>
          <table:table-cell office:value-type="float" office:value="1.7036">
            <text:p>1.7036</text:p>
          </table:table-cell>
        </table:table-row>
        <table:table-row table:style-name="ro1">
          <table:table-cell office:value-type="float" office:value="960.013040024061">
            <text:p>960.0130400241</text:p>
          </table:table-cell>
          <table:table-cell office:value-type="float" office:value="1.70355">
            <text:p>1.70355</text:p>
          </table:table-cell>
        </table:table-row>
        <table:table-row table:style-name="ro1">
          <table:table-cell office:value-type="float" office:value="975.011760041164">
            <text:p>975.0117600412</text:p>
          </table:table-cell>
          <table:table-cell office:value-type="float" office:value="1.70381">
            <text:p>1.70381</text:p>
          </table:table-cell>
        </table:table-row>
        <table:table-row table:style-name="ro1">
          <table:table-cell office:value-type="float" office:value="990.008960041164">
            <text:p>990.0089600412</text:p>
          </table:table-cell>
          <table:table-cell office:value-type="float" office:value="1.60356">
            <text:p>1.60356</text:p>
          </table:table-cell>
        </table:table-row>
        <table:table-row table:style-name="ro1">
          <table:table-cell office:value-type="float" office:value="1005.01276802406">
            <text:p>1005.0127680241</text:p>
          </table:table-cell>
          <table:table-cell office:value-type="float" office:value="1.60386">
            <text:p>1.60386</text:p>
          </table:table-cell>
        </table:table-row>
        <table:table-row table:style-name="ro1">
          <table:table-cell office:value-type="float" office:value="1020.01024002299">
            <text:p>1020.010240023</text:p>
          </table:table-cell>
          <table:table-cell office:value-type="float" office:value="2.57952">
            <text:p>2.57952</text:p>
          </table:table-cell>
        </table:table-row>
        <table:table-row table:style-name="ro1">
          <table:table-cell office:value-type="float" office:value="1035.00952002582">
            <text:p>1035.0095200258</text:p>
          </table:table-cell>
          <table:table-cell office:value-type="float" office:value="3.89608">
            <text:p>3.89608</text:p>
          </table:table-cell>
        </table:table-row>
        <table:table-row table:style-name="ro1">
          <table:table-cell office:value-type="float" office:value="1050.01280002582">
            <text:p>1050.0128000258</text:p>
          </table:table-cell>
          <table:table-cell office:value-type="float" office:value="3.57465">
            <text:p>3.57465</text:p>
          </table:table-cell>
        </table:table-row>
        <table:table-row table:style-name="ro1">
          <table:table-cell office:value-type="float" office:value="1065.01272002582">
            <text:p>1065.0127200258</text:p>
          </table:table-cell>
          <table:table-cell office:value-type="float" office:value="3.26615">
            <text:p>3.26615</text:p>
          </table:table-cell>
        </table:table-row>
        <table:table-row table:style-name="ro1">
          <table:table-cell office:value-type="float" office:value="1080.01280002582">
            <text:p>1080.0128000258</text:p>
          </table:table-cell>
          <table:table-cell office:value-type="float" office:value="2.86511">
            <text:p>2.86511</text:p>
          </table:table-cell>
        </table:table-row>
        <table:table-row table:style-name="ro1">
          <table:table-cell office:value-type="float" office:value="1095.01555202582">
            <text:p>1095.0155520258</text:p>
          </table:table-cell>
          <table:table-cell office:value-type="float" office:value="2.60938">
            <text:p>2.60938</text:p>
          </table:table-cell>
        </table:table-row>
        <table:table-row table:style-name="ro1">
          <table:table-cell office:value-type="float" office:value="1110.01208002582">
            <text:p>1110.0120800258</text:p>
          </table:table-cell>
          <table:table-cell office:value-type="float" office:value="2.38714">
            <text:p>2.38714</text:p>
          </table:table-cell>
        </table:table-row>
        <table:table-row table:style-name="ro1">
          <table:table-cell office:value-type="float" office:value="1125.01272002582">
            <text:p>1125.0127200258</text:p>
          </table:table-cell>
          <table:table-cell office:value-type="float" office:value="2.13901">
            <text:p>2.13901</text:p>
          </table:table-cell>
        </table:table-row>
        <table:table-row table:style-name="ro1">
          <table:table-cell office:value-type="float" office:value="1140.00960002582">
            <text:p>1140.0096000258</text:p>
          </table:table-cell>
          <table:table-cell office:value-type="float" office:value="1.86169">
            <text:p>1.86169</text:p>
          </table:table-cell>
        </table:table-row>
        <table:table-row table:style-name="ro1">
          <table:table-cell office:value-type="float" office:value="1155.01176002582">
            <text:p>1155.0117600258</text:p>
          </table:table-cell>
          <table:table-cell office:value-type="float" office:value="1.83768">
            <text:p>1.83768</text:p>
          </table:table-cell>
        </table:table-row>
        <table:table-row table:style-name="ro1">
          <table:table-cell office:value-type="float" office:value="1170.01056002582">
            <text:p>1170.0105600258</text:p>
          </table:table-cell>
          <table:table-cell office:value-type="float" office:value="1.83744">
            <text:p>1.83744</text:p>
          </table:table-cell>
        </table:table-row>
        <table:table-row table:style-name="ro1">
          <table:table-cell office:value-type="float" office:value="1185.01432002582">
            <text:p>1185.0143200258</text:p>
          </table:table-cell>
          <table:table-cell office:value-type="float" office:value="1.83748">
            <text:p>1.83748</text:p>
          </table:table-cell>
        </table:table-row>
        <table:table-row table:style-name="ro1">
          <table:table-cell office:value-type="float" office:value="1200.01432002582">
            <text:p>1200.0143200258</text:p>
          </table:table-cell>
          <table:table-cell office:value-type="float" office:value="1.83844">
            <text:p>1.83844</text:p>
          </table:table-cell>
        </table:table-row>
        <table:table-row table:style-name="ro1">
          <table:table-cell office:value-type="float" office:value="1215.01304002582">
            <text:p>1215.0130400258</text:p>
          </table:table-cell>
          <table:table-cell office:value-type="float" office:value="1.83791">
            <text:p>1.83791</text:p>
          </table:table-cell>
        </table:table-row>
        <table:table-row table:style-name="ro1">
          <table:table-cell office:value-type="float" office:value="1230.01112002582">
            <text:p>1230.0111200258</text:p>
          </table:table-cell>
          <table:table-cell office:value-type="float" office:value="1.83804">
            <text:p>1.83804</text:p>
          </table:table-cell>
        </table:table-row>
        <table:table-row table:style-name="ro1">
          <table:table-cell office:value-type="float" office:value="1245.00896002582">
            <text:p>1245.0089600258</text:p>
          </table:table-cell>
          <table:table-cell office:value-type="float" office:value="1.83818">
            <text:p>1.83818</text:p>
          </table:table-cell>
        </table:table-row>
        <table:table-row table:style-name="ro1">
          <table:table-cell office:value-type="float" office:value="1260.01336002582">
            <text:p>1260.0133600258</text:p>
          </table:table-cell>
          <table:table-cell office:value-type="float" office:value="1.83818">
            <text:p>1.83818</text:p>
          </table:table-cell>
        </table:table-row>
        <table:table-row table:style-name="ro1">
          <table:table-cell office:value-type="float" office:value="1275.01528002582">
            <text:p>1275.0152800258</text:p>
          </table:table-cell>
          <table:table-cell office:value-type="float" office:value="1.83786">
            <text:p>1.83786</text:p>
          </table:table-cell>
        </table:table-row>
        <table:table-row table:style-name="ro1">
          <table:table-cell office:value-type="float" office:value="1290.01024002582">
            <text:p>1290.0102400258</text:p>
          </table:table-cell>
          <table:table-cell office:value-type="float" office:value="1.83794">
            <text:p>1.83794</text:p>
          </table:table-cell>
        </table:table-row>
        <table:table-row table:style-name="ro1">
          <table:table-cell office:value-type="float" office:value="1305.00764802582">
            <text:p>1305.0076480258</text:p>
          </table:table-cell>
          <table:table-cell office:value-type="float" office:value="1.838">
            <text:p>1.838</text:p>
          </table:table-cell>
        </table:table-row>
        <table:table-row table:style-name="ro1">
          <table:table-cell office:value-type="float" office:value="1320.01915202582">
            <text:p>1320.0191520258</text:p>
          </table:table-cell>
          <table:table-cell office:value-type="float" office:value="1.83571">
            <text:p>1.83571</text:p>
          </table:table-cell>
        </table:table-row>
        <table:table-row table:style-name="ro1">
          <table:table-cell office:value-type="float" office:value="1335.01148802582">
            <text:p>1335.0114880258</text:p>
          </table:table-cell>
          <table:table-cell office:value-type="float" office:value="1.83553">
            <text:p>1.83553</text:p>
          </table:table-cell>
        </table:table-row>
        <table:table-row table:style-name="ro1">
          <table:table-cell office:value-type="float" office:value="1350.00928002582">
            <text:p>1350.0092800258</text:p>
          </table:table-cell>
          <table:table-cell office:value-type="float" office:value="1.83465">
            <text:p>1.83465</text:p>
          </table:table-cell>
        </table:table-row>
        <table:table-row table:style-name="ro1">
          <table:table-cell office:value-type="float" office:value="1365.01120002582">
            <text:p>1365.0112000258</text:p>
          </table:table-cell>
          <table:table-cell office:value-type="float" office:value="1.83511">
            <text:p>1.83511</text:p>
          </table:table-cell>
        </table:table-row>
        <table:table-row table:style-name="ro1">
          <table:table-cell office:value-type="float" office:value="1380.01304002582">
            <text:p>1380.0130400258</text:p>
          </table:table-cell>
          <table:table-cell office:value-type="float" office:value="1.83553">
            <text:p>1.83553</text:p>
          </table:table-cell>
        </table:table-row>
        <table:table-row table:style-name="ro1">
          <table:table-cell office:value-type="float" office:value="1395.01176002582">
            <text:p>1395.0117600258</text:p>
          </table:table-cell>
          <table:table-cell office:value-type="float" office:value="1.83496">
            <text:p>1.83496</text:p>
          </table:table-cell>
        </table:table-row>
        <table:table-row table:style-name="ro1">
          <table:table-cell office:value-type="float" office:value="1410.00956802582">
            <text:p>1410.0095680258</text:p>
          </table:table-cell>
          <table:table-cell office:value-type="float" office:value="1.83472">
            <text:p>1.83472</text:p>
          </table:table-cell>
        </table:table-row>
        <table:table-row table:style-name="ro1">
          <table:table-cell office:value-type="float" office:value="1425.01120002582">
            <text:p>1425.0112000258</text:p>
          </table:table-cell>
          <table:table-cell office:value-type="float" office:value="1.83478">
            <text:p>1.83478</text:p>
          </table:table-cell>
        </table:table-row>
        <table:table-row table:style-name="ro1">
          <table:table-cell office:value-type="float" office:value="1440.00988802582">
            <text:p>1440.0098880258</text:p>
          </table:table-cell>
          <table:table-cell office:value-type="float" office:value="1.83457">
            <text:p>1.83457</text:p>
          </table:table-cell>
        </table:table-row>
        <table:table-row table:style-name="ro1">
          <table:table-cell office:value-type="float" office:value="1455.01052802582">
            <text:p>1455.0105280258</text:p>
          </table:table-cell>
          <table:table-cell office:value-type="float" office:value="1.83453">
            <text:p>1.83453</text:p>
          </table:table-cell>
        </table:table-row>
        <table:table-row table:style-name="ro1">
          <table:table-cell office:value-type="float" office:value="1470.01248002582">
            <text:p>1470.0124800258</text:p>
          </table:table-cell>
          <table:table-cell office:value-type="float" office:value="1.83561">
            <text:p>1.83561</text:p>
          </table:table-cell>
        </table:table-row>
        <table:table-row table:style-name="ro1">
          <table:table-cell office:value-type="float" office:value="1485.00956802582">
            <text:p>1485.0095680258</text:p>
          </table:table-cell>
          <table:table-cell office:value-type="float" office:value="1.83525">
            <text:p>1.83525</text:p>
          </table:table-cell>
        </table:table-row>
        <table:table-row table:style-name="ro1">
          <table:table-cell office:value-type="float" office:value="1500.00764802582">
            <text:p>1500.0076480258</text:p>
          </table:table-cell>
          <table:table-cell office:value-type="float" office:value="1.83537">
            <text:p>1.83537</text:p>
          </table:table-cell>
        </table:table-row>
        <table:table-row table:style-name="ro1">
          <table:table-cell office:value-type="float" office:value="1515.01312002582">
            <text:p>1515.0131200258</text:p>
          </table:table-cell>
          <table:table-cell office:value-type="float" office:value="1.83543">
            <text:p>1.83543</text:p>
          </table:table-cell>
        </table:table-row>
        <table:table-row table:style-name="ro1">
          <table:table-cell office:value-type="float" office:value="1530.00892802582">
            <text:p>1530.0089280258</text:p>
          </table:table-cell>
          <table:table-cell office:value-type="float" office:value="1.83583">
            <text:p>1.83583</text:p>
          </table:table-cell>
        </table:table-row>
        <table:table-row table:style-name="ro1">
          <table:table-cell office:value-type="float" office:value="1545.01208002582">
            <text:p>1545.0120800258</text:p>
          </table:table-cell>
          <table:table-cell office:value-type="float" office:value="1.8354">
            <text:p>1.8354</text:p>
          </table:table-cell>
        </table:table-row>
        <table:table-row table:style-name="ro1">
          <table:table-cell office:value-type="float" office:value="1560.01176002582">
            <text:p>1560.0117600258</text:p>
          </table:table-cell>
          <table:table-cell office:value-type="float" office:value="1.83581">
            <text:p>1.83581</text:p>
          </table:table-cell>
        </table:table-row>
        <table:table-row table:style-name="ro1">
          <table:table-cell office:value-type="float" office:value="1575.02075202582">
            <text:p>1575.0207520258</text:p>
          </table:table-cell>
          <table:table-cell office:value-type="float" office:value="1.83573">
            <text:p>1.83573</text:p>
          </table:table-cell>
        </table:table-row>
        <table:table-row table:style-name="ro1">
          <table:table-cell office:value-type="float" office:value="1590.01747202582">
            <text:p>1590.0174720258</text:p>
          </table:table-cell>
          <table:table-cell office:value-type="float" office:value="1.83567">
            <text:p>1.83567</text:p>
          </table:table-cell>
        </table:table-row>
        <table:table-row table:style-name="ro1">
          <table:table-cell office:value-type="float" office:value="1605.00860802582">
            <text:p>1605.0086080258</text:p>
          </table:table-cell>
          <table:table-cell office:value-type="float" office:value="1.83555">
            <text:p>1.83555</text:p>
          </table:table-cell>
        </table:table-row>
        <table:table-row table:style-name="ro1">
          <table:table-cell office:value-type="float" office:value="1620.01404802582">
            <text:p>1620.0140480258</text:p>
          </table:table-cell>
          <table:table-cell office:value-type="float" office:value="1.83547">
            <text:p>1.83547</text:p>
          </table:table-cell>
        </table:table-row>
        <table:table-row table:style-name="ro1">
          <table:table-cell office:value-type="float" office:value="1635.01372802582">
            <text:p>1635.0137280258</text:p>
          </table:table-cell>
          <table:table-cell office:value-type="float" office:value="1.8355">
            <text:p>1.8355</text:p>
          </table:table-cell>
        </table:table-row>
        <table:table-row table:style-name="ro1">
          <table:table-cell office:value-type="float" office:value="1650.00960002582">
            <text:p>1650.0096000258</text:p>
          </table:table-cell>
          <table:table-cell office:value-type="float" office:value="1.83647">
            <text:p>1.83647</text:p>
          </table:table-cell>
        </table:table-row>
        <table:table-row table:style-name="ro1">
          <table:table-cell office:value-type="float" office:value="1665.01344002582">
            <text:p>1665.0134400258</text:p>
          </table:table-cell>
          <table:table-cell office:value-type="float" office:value="1.83658">
            <text:p>1.83658</text:p>
          </table:table-cell>
        </table:table-row>
        <table:table-row table:style-name="ro1">
          <table:table-cell office:value-type="float" office:value="1680.00896002582">
            <text:p>1680.0089600258</text:p>
          </table:table-cell>
          <table:table-cell office:value-type="float" office:value="1.83545">
            <text:p>1.83545</text:p>
          </table:table-cell>
        </table:table-row>
        <table:table-row table:style-name="ro1">
          <table:table-cell office:value-type="float" office:value="1695.01368002582">
            <text:p>1695.0136800258</text:p>
          </table:table-cell>
          <table:table-cell office:value-type="float" office:value="1.83518">
            <text:p>1.83518</text:p>
          </table:table-cell>
        </table:table-row>
        <table:table-row table:style-name="ro1">
          <table:table-cell office:value-type="float" office:value="1710.01216002582">
            <text:p>1710.0121600258</text:p>
          </table:table-cell>
          <table:table-cell office:value-type="float" office:value="1.83477">
            <text:p>1.83477</text:p>
          </table:table-cell>
        </table:table-row>
        <table:table-row table:style-name="ro1">
          <table:table-cell office:value-type="float" office:value="1725.01208002582">
            <text:p>1725.0120800258</text:p>
          </table:table-cell>
          <table:table-cell office:value-type="float" office:value="1.83536">
            <text:p>1.83536</text:p>
          </table:table-cell>
        </table:table-row>
        <table:table-row table:style-name="ro1">
          <table:table-cell office:value-type="float" office:value="1740.01532802582">
            <text:p>1740.0153280258</text:p>
          </table:table-cell>
          <table:table-cell office:value-type="float" office:value="1.83514">
            <text:p>1.83514</text:p>
          </table:table-cell>
        </table:table-row>
        <table:table-row table:style-name="ro1">
          <table:table-cell office:value-type="float" office:value="1755.01212802582">
            <text:p>1755.0121280258</text:p>
          </table:table-cell>
          <table:table-cell office:value-type="float" office:value="1.83544">
            <text:p>1.83544</text:p>
          </table:table-cell>
        </table:table-row>
        <table:table-row table:style-name="ro1">
          <table:table-cell office:value-type="float" office:value="1770.01240002582">
            <text:p>1770.0124000258</text:p>
          </table:table-cell>
          <table:table-cell office:value-type="float" office:value="1.83661">
            <text:p>1.83661</text:p>
          </table:table-cell>
        </table:table-row>
        <table:table-row table:style-name="ro1">
          <table:table-cell office:value-type="float" office:value="1785.01120002582">
            <text:p>1785.0112000258</text:p>
          </table:table-cell>
          <table:table-cell office:value-type="float" office:value="1.83693">
            <text:p>1.83693</text:p>
          </table:table-cell>
        </table:table-row>
        <table:table-row table:style-name="ro1">
          <table:table-cell office:value-type="float" office:value="1800.01048002582">
            <text:p>1800.0104800258</text:p>
          </table:table-cell>
          <table:table-cell office:value-type="float" office:value="1.83596">
            <text:p>1.83596</text:p>
          </table:table-cell>
        </table:table-row>
        <table:table-row table:style-name="ro1">
          <table:table-cell office:value-type="float" office:value="1815.01152002582">
            <text:p>1815.0115200258</text:p>
          </table:table-cell>
          <table:table-cell office:value-type="float" office:value="1.83639">
            <text:p>1.83639</text:p>
          </table:table-cell>
        </table:table-row>
        <table:table-row table:style-name="ro1">
          <table:table-cell office:value-type="float" office:value="1830.00764802582">
            <text:p>1830.0076480258</text:p>
          </table:table-cell>
          <table:table-cell office:value-type="float" office:value="1.83762">
            <text:p>1.83762</text:p>
          </table:table-cell>
        </table:table-row>
        <table:table-row table:style-name="ro1">
          <table:table-cell office:value-type="float" office:value="1845.0465281053">
            <text:p>1845.0465281053</text:p>
          </table:table-cell>
          <table:table-cell office:value-type="float" office:value="4.44492">
            <text:p>4.44492</text:p>
          </table:table-cell>
        </table:table-row>
        <table:table-row table:style-name="ro1">
          <table:table-cell office:value-type="float" office:value="1860.01024002582">
            <text:p>1860.0102400258</text:p>
          </table:table-cell>
          <table:table-cell office:value-type="float" office:value="1.83907">
            <text:p>1.83907</text:p>
          </table:table-cell>
        </table:table-row>
        <table:table-row table:style-name="ro1">
          <table:table-cell office:value-type="float" office:value="1875.01240002582">
            <text:p>1875.0124000258</text:p>
          </table:table-cell>
          <table:table-cell office:value-type="float" office:value="1.83885">
            <text:p>1.83885</text:p>
          </table:table-cell>
        </table:table-row>
        <table:table-row table:style-name="ro1">
          <table:table-cell office:value-type="float" office:value="1890.01312002582">
            <text:p>1890.0131200258</text:p>
          </table:table-cell>
          <table:table-cell office:value-type="float" office:value="1.83901">
            <text:p>1.83901</text:p>
          </table:table-cell>
        </table:table-row>
        <table:table-row table:style-name="ro1">
          <table:table-cell office:value-type="float" office:value="1905.01024002582">
            <text:p>1905.0102400258</text:p>
          </table:table-cell>
          <table:table-cell office:value-type="float" office:value="1.83977">
            <text:p>1.83977</text:p>
          </table:table-cell>
        </table:table-row>
        <table:table-row table:style-name="ro1">
          <table:table-cell office:value-type="float" office:value="1920.01880002582">
            <text:p>1920.0188000258</text:p>
          </table:table-cell>
          <table:table-cell office:value-type="float" office:value="1.83881">
            <text:p>1.83881</text:p>
          </table:table-cell>
        </table:table-row>
        <table:table-row table:style-name="ro1">
          <table:table-cell office:value-type="float" office:value="1935.00992002184">
            <text:p>1935.0099200218</text:p>
          </table:table-cell>
          <table:table-cell office:value-type="float" office:value="4.15541">
            <text:p>4.15541</text:p>
          </table:table-cell>
        </table:table-row>
        <table:table-row table:style-name="ro1">
          <table:table-cell office:value-type="float" office:value="1950.01024002184">
            <text:p>1950.0102400218</text:p>
          </table:table-cell>
          <table:table-cell office:value-type="float" office:value="4.15297">
            <text:p>4.15297</text:p>
          </table:table-cell>
        </table:table-row>
        <table:table-row table:style-name="ro1">
          <table:table-cell office:value-type="float" office:value="1965.00828802184">
            <text:p>1965.0082880218</text:p>
          </table:table-cell>
          <table:table-cell office:value-type="float" office:value="4.15318">
            <text:p>4.15318</text:p>
          </table:table-cell>
        </table:table-row>
        <table:table-row table:style-name="ro1">
          <table:table-cell office:value-type="float" office:value="1980.00956802184">
            <text:p>1980.0095680218</text:p>
          </table:table-cell>
          <table:table-cell office:value-type="float" office:value="4.15053">
            <text:p>4.15053</text:p>
          </table:table-cell>
        </table:table-row>
        <table:table-row table:style-name="ro1">
          <table:table-cell office:value-type="float" office:value="1995.01180802016">
            <text:p>1995.0118080202</text:p>
          </table:table-cell>
          <table:table-cell office:value-type="float" office:value="3.32459">
            <text:p>3.32459</text:p>
          </table:table-cell>
        </table:table-row>
        <table:table-row table:style-name="ro1">
          <table:table-cell office:value-type="float" office:value="2010.03921550807">
            <text:p>2010.0392155081</text:p>
          </table:table-cell>
          <table:table-cell office:value-type="float" office:value="8.47383">
            <text:p>8.47383</text:p>
          </table:table-cell>
        </table:table-row>
        <table:table-row table:style-name="ro1">
          <table:table-cell office:value-type="float" office:value="2025.01529604841">
            <text:p>2025.0152960484</text:p>
          </table:table-cell>
          <table:table-cell office:value-type="float" office:value="7.512">
            <text:p>7.512</text:p>
          </table:table-cell>
        </table:table-row>
        <table:table-row table:style-name="ro1">
          <table:table-cell office:value-type="float" office:value="2040.01654404841">
            <text:p>2040.0165440484</text:p>
          </table:table-cell>
          <table:table-cell office:value-type="float" office:value="6.55314">
            <text:p>6.55314</text:p>
          </table:table-cell>
        </table:table-row>
        <table:table-row table:style-name="ro1">
          <table:table-cell office:value-type="float" office:value="2055.01585604841">
            <text:p>2055.0158560484</text:p>
          </table:table-cell>
          <table:table-cell office:value-type="float" office:value="5.59525">
            <text:p>5.59525</text:p>
          </table:table-cell>
        </table:table-row>
        <table:table-row table:style-name="ro1">
          <table:table-cell office:value-type="float" office:value="2070.03374413944">
            <text:p>2070.0337441394</text:p>
          </table:table-cell>
          <table:table-cell office:value-type="float" office:value="4.63368">
            <text:p>4.63368</text:p>
          </table:table-cell>
        </table:table-row>
        <table:table-row table:style-name="ro1">
          <table:table-cell office:value-type="float" office:value="2085.01625604885">
            <text:p>2085.0162560489</text:p>
          </table:table-cell>
          <table:table-cell office:value-type="float" office:value="3.67285">
            <text:p>3.67285</text:p>
          </table:table-cell>
        </table:table-row>
        <table:table-row table:style-name="ro1">
          <table:table-cell office:value-type="float" office:value="2100.01689604885">
            <text:p>2100.0168960489</text:p>
          </table:table-cell>
          <table:table-cell office:value-type="float" office:value="2.70945">
            <text:p>2.70945</text:p>
          </table:table-cell>
        </table:table-row>
        <table:table-row table:style-name="ro1">
          <table:table-cell office:value-type="float" office:value="2115.01558404885">
            <text:p>2115.0155840489</text:p>
          </table:table-cell>
          <table:table-cell office:value-type="float" office:value="1.75631">
            <text:p>1.75631</text:p>
          </table:table-cell>
        </table:table-row>
        <table:table-row table:style-name="ro1">
          <table:table-cell office:value-type="float" office:value="2130.01974404885">
            <text:p>2130.0197440489</text:p>
          </table:table-cell>
          <table:table-cell office:value-type="float" office:value="0.817329">
            <text:p>0.817329</text:p>
          </table:table-cell>
        </table:table-row>
        <table:table-row table:style-name="ro1">
          <table:table-cell office:value-type="float" office:value="2145.01777604885">
            <text:p>2145.0177760489</text:p>
          </table:table-cell>
          <table:table-cell office:value-type="float" office:value="0.34691">
            <text:p>0.34691</text:p>
          </table:table-cell>
        </table:table-row>
        <table:table-row table:style-name="ro1">
          <table:table-cell office:value-type="float" office:value="2160.01777604885">
            <text:p>2160.0177760489</text:p>
          </table:table-cell>
          <table:table-cell office:value-type="float" office:value="0.35546">
            <text:p>0.35546</text:p>
          </table:table-cell>
        </table:table-row>
        <table:table-row table:style-name="ro1">
          <table:table-cell office:value-type="float" office:value="2175.01393604885">
            <text:p>2175.0139360489</text:p>
          </table:table-cell>
          <table:table-cell office:value-type="float" office:value="0.203911">
            <text:p>0.203911</text:p>
          </table:table-cell>
        </table:table-row>
        <table:table-row table:style-name="ro1">
          <table:table-cell office:value-type="float" office:value="2190.02041604885">
            <text:p>2190.0204160489</text:p>
          </table:table-cell>
          <table:table-cell office:value-type="float" office:value="0.227218">
            <text:p>0.227218</text:p>
          </table:table-cell>
        </table:table-row>
        <table:table-row table:style-name="ro1">
          <table:table-cell office:value-type="float" office:value="2205.01713604885">
            <text:p>2205.0171360489</text:p>
          </table:table-cell>
          <table:table-cell office:value-type="float" office:value="0.253668">
            <text:p>0.253668</text:p>
          </table:table-cell>
        </table:table-row>
        <table:table-row table:style-name="ro1">
          <table:table-cell office:value-type="float" office:value="2220.01622404885">
            <text:p>2220.0162240489</text:p>
          </table:table-cell>
          <table:table-cell office:value-type="float" office:value="0.250631">
            <text:p>0.250631</text:p>
          </table:table-cell>
        </table:table-row>
        <table:table-row table:style-name="ro1">
          <table:table-cell office:value-type="float" office:value="2235.01625604885">
            <text:p>2235.0162560489</text:p>
          </table:table-cell>
          <table:table-cell office:value-type="float" office:value="0.269986">
            <text:p>0.269986</text:p>
          </table:table-cell>
        </table:table-row>
        <table:table-row table:style-name="ro1">
          <table:table-cell office:value-type="float" office:value="2250.01753604885">
            <text:p>2250.0175360489</text:p>
          </table:table-cell>
          <table:table-cell office:value-type="float" office:value="0.241235">
            <text:p>0.241235</text:p>
          </table:table-cell>
        </table:table-row>
        <table:table-row table:style-name="ro1">
          <table:table-cell office:value-type="float" office:value="2265.01777604885">
            <text:p>2265.0177760489</text:p>
          </table:table-cell>
          <table:table-cell office:value-type="float" office:value="0.240113">
            <text:p>0.240113</text:p>
          </table:table-cell>
        </table:table-row>
        <table:table-row table:style-name="ro1">
          <table:table-cell office:value-type="float" office:value="2280.01713604885">
            <text:p>2280.0171360489</text:p>
          </table:table-cell>
          <table:table-cell office:value-type="float" office:value="0.215637">
            <text:p>0.215637</text:p>
          </table:table-cell>
        </table:table-row>
        <table:table-row table:style-name="ro1">
          <table:table-cell office:value-type="float" office:value="2295.01809604885">
            <text:p>2295.0180960489</text:p>
          </table:table-cell>
          <table:table-cell office:value-type="float" office:value="0.236349">
            <text:p>0.236349</text:p>
          </table:table-cell>
        </table:table-row>
        <table:table-row table:style-name="ro1">
          <table:table-cell office:value-type="float" office:value="2310.01553604885">
            <text:p>2310.0155360489</text:p>
          </table:table-cell>
          <table:table-cell office:value-type="float" office:value="0.212087">
            <text:p>0.212087</text:p>
          </table:table-cell>
        </table:table-row>
        <table:table-row table:style-name="ro1">
          <table:table-cell office:value-type="float" office:value="2325.01809604885">
            <text:p>2325.0180960489</text:p>
          </table:table-cell>
          <table:table-cell office:value-type="float" office:value="0.36311">
            <text:p>0.36311</text:p>
          </table:table-cell>
        </table:table-row>
        <table:table-row table:style-name="ro1">
          <table:table-cell office:value-type="float" office:value="2340.01553604885">
            <text:p>2340.0155360489</text:p>
          </table:table-cell>
          <table:table-cell office:value-type="float" office:value="0.363153">
            <text:p>0.363153</text:p>
          </table:table-cell>
        </table:table-row>
        <table:table-row table:style-name="ro1">
          <table:table-cell office:value-type="float" office:value="2355.01174404885">
            <text:p>2355.0117440489</text:p>
          </table:table-cell>
          <table:table-cell office:value-type="float" office:value="0.362748">
            <text:p>0.362748</text:p>
          </table:table-cell>
        </table:table-row>
        <table:table-row table:style-name="ro1">
          <table:table-cell office:value-type="float" office:value="2370.01782404885">
            <text:p>2370.0178240489</text:p>
          </table:table-cell>
          <table:table-cell office:value-type="float" office:value="0.220277">
            <text:p>0.220277</text:p>
          </table:table-cell>
        </table:table-row>
        <table:table-row table:style-name="ro1">
          <table:table-cell office:value-type="float" office:value="2385.01241604885">
            <text:p>2385.0124160489</text:p>
          </table:table-cell>
          <table:table-cell office:value-type="float" office:value="0.178027">
            <text:p>0.178027</text:p>
          </table:table-cell>
        </table:table-row>
        <table:table-row table:style-name="ro1">
          <table:table-cell office:value-type="float" office:value="2400.01561604885">
            <text:p>2400.0156160489</text:p>
          </table:table-cell>
          <table:table-cell office:value-type="float" office:value="0.203331">
            <text:p>0.203331</text:p>
          </table:table-cell>
        </table:table-row>
        <table:table-row table:style-name="ro1">
          <table:table-cell office:value-type="float" office:value="2415.01433604885">
            <text:p>2415.0143360489</text:p>
          </table:table-cell>
          <table:table-cell office:value-type="float" office:value="0.182435">
            <text:p>0.182435</text:p>
          </table:table-cell>
        </table:table-row>
        <table:table-row table:style-name="ro1">
          <table:table-cell office:value-type="float" office:value="2430.01777604885">
            <text:p>2430.0177760489</text:p>
          </table:table-cell>
          <table:table-cell office:value-type="float" office:value="0.207034">
            <text:p>0.207034</text:p>
          </table:table-cell>
        </table:table-row>
        <table:table-row table:style-name="ro1">
          <table:table-cell office:value-type="float" office:value="2445.01689604885">
            <text:p>2445.0168960489</text:p>
          </table:table-cell>
          <table:table-cell office:value-type="float" office:value="0.207345">
            <text:p>0.207345</text:p>
          </table:table-cell>
        </table:table-row>
        <table:table-row table:style-name="ro1">
          <table:table-cell office:value-type="float" office:value="2460.01841604885">
            <text:p>2460.0184160489</text:p>
          </table:table-cell>
          <table:table-cell office:value-type="float" office:value="0.22939">
            <text:p>0.22939</text:p>
          </table:table-cell>
        </table:table-row>
        <table:table-row table:style-name="ro1">
          <table:table-cell office:value-type="float" office:value="2475.01425604885">
            <text:p>2475.0142560489</text:p>
          </table:table-cell>
          <table:table-cell office:value-type="float" office:value="0.203407">
            <text:p>0.203407</text:p>
          </table:table-cell>
        </table:table-row>
        <table:table-row table:style-name="ro1">
          <table:table-cell office:value-type="float" office:value="2490.01649604885">
            <text:p>2490.0164960489</text:p>
          </table:table-cell>
          <table:table-cell office:value-type="float" office:value="0.18557">
            <text:p>0.18557</text:p>
          </table:table-cell>
        </table:table-row>
        <table:table-row table:style-name="ro1">
          <table:table-cell office:value-type="float" office:value="2505.02073604885">
            <text:p>2505.0207360489</text:p>
          </table:table-cell>
          <table:table-cell office:value-type="float" office:value="0.160542">
            <text:p>0.160542</text:p>
          </table:table-cell>
        </table:table-row>
        <table:table-row table:style-name="ro1">
          <table:table-cell office:value-type="float" office:value="2520.01753604885">
            <text:p>2520.0175360489</text:p>
          </table:table-cell>
          <table:table-cell office:value-type="float" office:value="0.162549">
            <text:p>0.162549</text:p>
          </table:table-cell>
        </table:table-row>
        <table:table-row table:style-name="ro1">
          <table:table-cell office:value-type="float" office:value="2535.02513604885">
            <text:p>2535.0251360489</text:p>
          </table:table-cell>
          <table:table-cell office:value-type="float" office:value="0.159653">
            <text:p>0.159653</text:p>
          </table:table-cell>
        </table:table-row>
        <table:table-row table:style-name="ro1">
          <table:table-cell office:value-type="float" office:value="2550.02097604885">
            <text:p>2550.0209760489</text:p>
          </table:table-cell>
          <table:table-cell office:value-type="float" office:value="0.14051">
            <text:p>0.14051</text:p>
          </table:table-cell>
        </table:table-row>
        <table:table-row table:style-name="ro1">
          <table:table-cell office:value-type="float" office:value="2565.01625604885">
            <text:p>2565.0162560489</text:p>
          </table:table-cell>
          <table:table-cell office:value-type="float" office:value="0.160338">
            <text:p>0.160338</text:p>
          </table:table-cell>
        </table:table-row>
        <table:table-row table:style-name="ro1">
          <table:table-cell office:value-type="float" office:value="2580.01393604885">
            <text:p>2580.0139360489</text:p>
          </table:table-cell>
          <table:table-cell office:value-type="float" office:value="0.132097">
            <text:p>0.132097</text:p>
          </table:table-cell>
        </table:table-row>
        <table:table-row table:style-name="ro1">
          <table:table-cell office:value-type="float" office:value="2595.01617604885">
            <text:p>2595.0161760489</text:p>
          </table:table-cell>
          <table:table-cell office:value-type="float" office:value="0.134388">
            <text:p>0.134388</text:p>
          </table:table-cell>
        </table:table-row>
        <table:table-row table:style-name="ro1">
          <table:table-cell office:value-type="float" office:value="2610.01393604885">
            <text:p>2610.0139360489</text:p>
          </table:table-cell>
          <table:table-cell office:value-type="float" office:value="0.113669">
            <text:p>0.113669</text:p>
          </table:table-cell>
        </table:table-row>
        <table:table-row table:style-name="ro1">
          <table:table-cell office:value-type="float" office:value="2625.01553604885">
            <text:p>2625.0155360489</text:p>
          </table:table-cell>
          <table:table-cell office:value-type="float" office:value="0.136522">
            <text:p>0.136522</text:p>
          </table:table-cell>
        </table:table-row>
        <table:table-row table:style-name="ro1">
          <table:table-cell office:value-type="float" office:value="2640.01457604885">
            <text:p>2640.0145760489</text:p>
          </table:table-cell>
          <table:table-cell office:value-type="float" office:value="0.13486">
            <text:p>0.13486</text:p>
          </table:table-cell>
        </table:table-row>
        <table:table-row table:style-name="ro1">
          <table:table-cell office:value-type="float" office:value="2655.02033604885">
            <text:p>2655.0203360489</text:p>
          </table:table-cell>
          <table:table-cell office:value-type="float" office:value="0.295081">
            <text:p>0.295081</text:p>
          </table:table-cell>
        </table:table-row>
        <table:table-row table:style-name="ro1">
          <table:table-cell office:value-type="float" office:value="2670.01745604885">
            <text:p>2670.0174560489</text:p>
          </table:table-cell>
          <table:table-cell office:value-type="float" office:value="0.309378">
            <text:p>0.309378</text:p>
          </table:table-cell>
        </table:table-row>
        <table:table-row table:style-name="ro1">
          <table:table-cell office:value-type="float" office:value="2685.01625604885">
            <text:p>2685.0162560489</text:p>
          </table:table-cell>
          <table:table-cell office:value-type="float" office:value="0.326811">
            <text:p>0.326811</text:p>
          </table:table-cell>
        </table:table-row>
        <table:table-row table:style-name="ro1">
          <table:table-cell office:value-type="float" office:value="2700.02036804885">
            <text:p>2700.0203680489</text:p>
          </table:table-cell>
          <table:table-cell office:value-type="float" office:value="0.340687">
            <text:p>0.340687</text:p>
          </table:table-cell>
        </table:table-row>
        <table:table-row table:style-name="ro1">
          <table:table-cell office:value-type="float" office:value="2715.02284804885">
            <text:p>2715.0228480489</text:p>
          </table:table-cell>
          <table:table-cell office:value-type="float" office:value="0.340535">
            <text:p>0.340535</text:p>
          </table:table-cell>
        </table:table-row>
        <table:table-row table:style-name="ro1">
          <table:table-cell office:value-type="float" office:value="2730.01366404885">
            <text:p>2730.0136640489</text:p>
          </table:table-cell>
          <table:table-cell office:value-type="float" office:value="0.347339">
            <text:p>0.347339</text:p>
          </table:table-cell>
        </table:table-row>
        <table:table-row table:style-name="ro1">
          <table:table-cell office:value-type="float" office:value="2745.01849604885">
            <text:p>2745.0184960489</text:p>
          </table:table-cell>
          <table:table-cell office:value-type="float" office:value="0.346959">
            <text:p>0.346959</text:p>
          </table:table-cell>
        </table:table-row>
        <table:table-row table:style-name="ro1">
          <table:table-cell office:value-type="float" office:value="2760.01401604885">
            <text:p>2760.0140160489</text:p>
          </table:table-cell>
          <table:table-cell office:value-type="float" office:value="0.34601">
            <text:p>0.34601</text:p>
          </table:table-cell>
        </table:table-row>
        <table:table-row table:style-name="ro1">
          <table:table-cell office:value-type="float" office:value="2775.02809604885">
            <text:p>2775.0280960489</text:p>
          </table:table-cell>
          <table:table-cell office:value-type="float" office:value="0.345696">
            <text:p>0.345696</text:p>
          </table:table-cell>
        </table:table-row>
        <table:table-row table:style-name="ro1">
          <table:table-cell office:value-type="float" office:value="2790.01748804885">
            <text:p>2790.0174880489</text:p>
          </table:table-cell>
          <table:table-cell office:value-type="float" office:value="0.360485">
            <text:p>0.360485</text:p>
          </table:table-cell>
        </table:table-row>
        <table:table-row table:style-name="ro1">
          <table:table-cell office:value-type="float" office:value="2805.01980804885">
            <text:p>2805.0198080489</text:p>
          </table:table-cell>
          <table:table-cell office:value-type="float" office:value="0.382994">
            <text:p>0.382994</text:p>
          </table:table-cell>
        </table:table-row>
        <table:table-row table:style-name="ro1">
          <table:table-cell office:value-type="float" office:value="2820.01849604885">
            <text:p>2820.0184960489</text:p>
          </table:table-cell>
          <table:table-cell office:value-type="float" office:value="0.383465">
            <text:p>0.383465</text:p>
          </table:table-cell>
        </table:table-row>
        <table:table-row table:style-name="ro1">
          <table:table-cell office:value-type="float" office:value="2835.01777604885">
            <text:p>2835.0177760489</text:p>
          </table:table-cell>
          <table:table-cell office:value-type="float" office:value="0.383476">
            <text:p>0.383476</text:p>
          </table:table-cell>
        </table:table-row>
        <table:table-row table:style-name="ro1">
          <table:table-cell office:value-type="float" office:value="2850.01273604885">
            <text:p>2850.0127360489</text:p>
          </table:table-cell>
          <table:table-cell office:value-type="float" office:value="0.384162">
            <text:p>0.384162</text:p>
          </table:table-cell>
        </table:table-row>
        <table:table-row table:style-name="ro1">
          <table:table-cell office:value-type="float" office:value="2865.01753604885">
            <text:p>2865.0175360489</text:p>
          </table:table-cell>
          <table:table-cell office:value-type="float" office:value="0.384639">
            <text:p>0.384639</text:p>
          </table:table-cell>
        </table:table-row>
        <table:table-row table:style-name="ro1">
          <table:table-cell office:value-type="float" office:value="2880.01521604885">
            <text:p>2880.0152160489</text:p>
          </table:table-cell>
          <table:table-cell office:value-type="float" office:value="0.405086">
            <text:p>0.405086</text:p>
          </table:table-cell>
        </table:table-row>
        <table:table-row table:style-name="ro1">
          <table:table-cell office:value-type="float" office:value="2895.02156804885">
            <text:p>2895.0215680489</text:p>
          </table:table-cell>
          <table:table-cell office:value-type="float" office:value="0.404436">
            <text:p>0.404436</text:p>
          </table:table-cell>
        </table:table-row>
        <table:table-row table:style-name="ro1">
          <table:table-cell office:value-type="float" office:value="2910.02348804885">
            <text:p>2910.0234880489</text:p>
          </table:table-cell>
          <table:table-cell office:value-type="float" office:value="0.423769">
            <text:p>0.423769</text:p>
          </table:table-cell>
        </table:table-row>
        <table:table-row table:style-name="ro1">
          <table:table-cell office:value-type="float" office:value="2925.02417604885">
            <text:p>2925.0241760489</text:p>
          </table:table-cell>
          <table:table-cell office:value-type="float" office:value="0.400806">
            <text:p>0.400806</text:p>
          </table:table-cell>
        </table:table-row>
        <table:table-row table:style-name="ro1">
          <table:table-cell office:value-type="float" office:value="2940.01809604885">
            <text:p>2940.0180960489</text:p>
          </table:table-cell>
          <table:table-cell office:value-type="float" office:value="0.400619">
            <text:p>0.400619</text:p>
          </table:table-cell>
        </table:table-row>
        <table:table-row table:style-name="ro1">
          <table:table-cell office:value-type="float" office:value="2955.01654404885">
            <text:p>2955.0165440489</text:p>
          </table:table-cell>
          <table:table-cell office:value-type="float" office:value="0.380395">
            <text:p>0.380395</text:p>
          </table:table-cell>
        </table:table-row>
        <table:table-row table:style-name="ro1">
          <table:table-cell office:value-type="float" office:value="2970.01873604885">
            <text:p>2970.0187360489</text:p>
          </table:table-cell>
          <table:table-cell office:value-type="float" office:value="0.380472">
            <text:p>0.380472</text:p>
          </table:table-cell>
        </table:table-row>
        <table:table-row table:style-name="ro1">
          <table:table-cell office:value-type="float" office:value="2985.02454404885">
            <text:p>2985.0245440489</text:p>
          </table:table-cell>
          <table:table-cell office:value-type="float" office:value="0.363936">
            <text:p>0.363936</text:p>
          </table:table-cell>
        </table:table-row>
        <table:table-row table:style-name="ro1">
          <table:table-cell office:value-type="float" office:value="3000.01777604885">
            <text:p>3000.0177760489</text:p>
          </table:table-cell>
          <table:table-cell office:value-type="float" office:value="0.36446">
            <text:p>0.36446</text:p>
          </table:table-cell>
        </table:table-row>
        <table:table-row table:style-name="ro1">
          <table:table-cell office:value-type="float" office:value="3015.01654404885">
            <text:p>3015.0165440489</text:p>
          </table:table-cell>
          <table:table-cell office:value-type="float" office:value="0.340038">
            <text:p>0.340038</text:p>
          </table:table-cell>
        </table:table-row>
        <table:table-row table:style-name="ro1">
          <table:table-cell office:value-type="float" office:value="3030.01369604885">
            <text:p>3030.0136960489</text:p>
          </table:table-cell>
          <table:table-cell office:value-type="float" office:value="0.340233">
            <text:p>0.340233</text:p>
          </table:table-cell>
        </table:table-row>
        <table:table-row table:style-name="ro1">
          <table:table-cell office:value-type="float" office:value="3045.01553604885">
            <text:p>3045.0155360489</text:p>
          </table:table-cell>
          <table:table-cell office:value-type="float" office:value="0.34034">
            <text:p>0.34034</text:p>
          </table:table-cell>
        </table:table-row>
        <table:table-row table:style-name="ro1">
          <table:table-cell office:value-type="float" office:value="3060.01489604885">
            <text:p>3060.0148960489</text:p>
          </table:table-cell>
          <table:table-cell office:value-type="float" office:value="0.34046">
            <text:p>0.34046</text:p>
          </table:table-cell>
        </table:table-row>
        <table:table-row table:style-name="ro1">
          <table:table-cell office:value-type="float" office:value="3075.01905604885">
            <text:p>3075.0190560489</text:p>
          </table:table-cell>
          <table:table-cell office:value-type="float" office:value="0.362015">
            <text:p>0.362015</text:p>
          </table:table-cell>
        </table:table-row>
        <table:table-row table:style-name="ro1">
          <table:table-cell office:value-type="float" office:value="3090.01617604885">
            <text:p>3090.0161760489</text:p>
          </table:table-cell>
          <table:table-cell office:value-type="float" office:value="0.362445">
            <text:p>0.362445</text:p>
          </table:table-cell>
        </table:table-row>
        <table:table-row table:style-name="ro1">
          <table:table-cell office:value-type="float" office:value="3105.01617604885">
            <text:p>3105.0161760489</text:p>
          </table:table-cell>
          <table:table-cell office:value-type="float" office:value="0.38297">
            <text:p>0.38297</text:p>
          </table:table-cell>
        </table:table-row>
        <table:table-row table:style-name="ro1">
          <table:table-cell office:value-type="float" office:value="3120.01721604885">
            <text:p>3120.0172160489</text:p>
          </table:table-cell>
          <table:table-cell office:value-type="float" office:value="0.382126">
            <text:p>0.382126</text:p>
          </table:table-cell>
        </table:table-row>
        <table:table-row table:style-name="ro1">
          <table:table-cell office:value-type="float" office:value="3135.01713604885">
            <text:p>3135.0171360489</text:p>
          </table:table-cell>
          <table:table-cell office:value-type="float" office:value="0.379462">
            <text:p>0.379462</text:p>
          </table:table-cell>
        </table:table-row>
        <table:table-row table:style-name="ro1">
          <table:table-cell office:value-type="float" office:value="3150.01745604885">
            <text:p>3150.0174560489</text:p>
          </table:table-cell>
          <table:table-cell office:value-type="float" office:value="0.358795">
            <text:p>0.358795</text:p>
          </table:table-cell>
        </table:table-row>
        <table:table-row table:style-name="ro1">
          <table:table-cell office:value-type="float" office:value="3165.01657604885">
            <text:p>3165.0165760489</text:p>
          </table:table-cell>
          <table:table-cell office:value-type="float" office:value="0.3666">
            <text:p>0.3666</text:p>
          </table:table-cell>
        </table:table-row>
        <table:table-row table:style-name="ro1">
          <table:table-cell office:value-type="float" office:value="3180.01177604885">
            <text:p>3180.0117760489</text:p>
          </table:table-cell>
          <table:table-cell office:value-type="float" office:value="0.194024">
            <text:p>0.194024</text:p>
          </table:table-cell>
        </table:table-row>
        <table:table-row table:style-name="ro1">
          <table:table-cell office:value-type="float" office:value="3195.01937604885">
            <text:p>3195.0193760489</text:p>
          </table:table-cell>
          <table:table-cell office:value-type="float" office:value="0.198359">
            <text:p>0.198359</text:p>
          </table:table-cell>
        </table:table-row>
        <table:table-row table:style-name="ro1">
          <table:table-cell office:value-type="float" office:value="3210.02028804885">
            <text:p>3210.0202880489</text:p>
          </table:table-cell>
          <table:table-cell office:value-type="float" office:value="0.197349">
            <text:p>0.197349</text:p>
          </table:table-cell>
        </table:table-row>
        <table:table-row table:style-name="ro1">
          <table:table-cell office:value-type="float" office:value="3225.01905604885">
            <text:p>3225.0190560489</text:p>
          </table:table-cell>
          <table:table-cell office:value-type="float" office:value="0.197864">
            <text:p>0.197864</text:p>
          </table:table-cell>
        </table:table-row>
        <table:table-row table:style-name="ro1">
          <table:table-cell office:value-type="float" office:value="3240.01561604885">
            <text:p>3240.0156160489</text:p>
          </table:table-cell>
          <table:table-cell office:value-type="float" office:value="0.173898">
            <text:p>0.173898</text:p>
          </table:table-cell>
        </table:table-row>
        <table:table-row table:style-name="ro1">
          <table:table-cell office:value-type="float" office:value="3255.01777604885">
            <text:p>3255.0177760489</text:p>
          </table:table-cell>
          <table:table-cell office:value-type="float" office:value="0.170244">
            <text:p>0.170244</text:p>
          </table:table-cell>
        </table:table-row>
        <table:table-row table:style-name="ro1">
          <table:table-cell office:value-type="float" office:value="3270.01206404885">
            <text:p>3270.0120640489</text:p>
          </table:table-cell>
          <table:table-cell office:value-type="float" office:value="0.145206">
            <text:p>0.145206</text:p>
          </table:table-cell>
        </table:table-row>
        <table:table-row table:style-name="ro1">
          <table:table-cell office:value-type="float" office:value="3285.01713604885">
            <text:p>3285.0171360489</text:p>
          </table:table-cell>
          <table:table-cell office:value-type="float" office:value="0.168007">
            <text:p>0.168007</text:p>
          </table:table-cell>
        </table:table-row>
        <table:table-row table:style-name="ro1">
          <table:table-cell office:value-type="float" office:value="3300.01462404885">
            <text:p>3300.0146240489</text:p>
          </table:table-cell>
          <table:table-cell office:value-type="float" office:value="0.206818">
            <text:p>0.206818</text:p>
          </table:table-cell>
        </table:table-row>
        <table:table-row table:style-name="ro1">
          <table:table-cell office:value-type="float" office:value="3315.01745604885">
            <text:p>3315.0174560489</text:p>
          </table:table-cell>
          <table:table-cell office:value-type="float" office:value="0.205176">
            <text:p>0.205176</text:p>
          </table:table-cell>
        </table:table-row>
        <table:table-row table:style-name="ro1">
          <table:table-cell office:value-type="float" office:value="3330.01878404885">
            <text:p>3330.0187840489</text:p>
          </table:table-cell>
          <table:table-cell office:value-type="float" office:value="0.355623">
            <text:p>0.355623</text:p>
          </table:table-cell>
        </table:table-row>
        <table:table-row table:style-name="ro1">
          <table:table-cell office:value-type="float" office:value="3345.01809604885">
            <text:p>3345.0180960489</text:p>
          </table:table-cell>
          <table:table-cell office:value-type="float" office:value="0.355448">
            <text:p>0.355448</text:p>
          </table:table-cell>
        </table:table-row>
        <table:table-row table:style-name="ro1">
          <table:table-cell office:value-type="float" office:value="3360.01457604885">
            <text:p>3360.0145760489</text:p>
          </table:table-cell>
          <table:table-cell office:value-type="float" office:value="0.338606">
            <text:p>0.338606</text:p>
          </table:table-cell>
        </table:table-row>
        <table:table-row table:style-name="ro1">
          <table:table-cell office:value-type="float" office:value="3375.01590404885">
            <text:p>3375.0159040489</text:p>
          </table:table-cell>
          <table:table-cell office:value-type="float" office:value="0.321676">
            <text:p>0.321676</text:p>
          </table:table-cell>
        </table:table-row>
        <table:table-row table:style-name="ro1">
          <table:table-cell office:value-type="float" office:value="3390.01974404885">
            <text:p>3390.0197440489</text:p>
          </table:table-cell>
          <table:table-cell office:value-type="float" office:value="0.339673">
            <text:p>0.339673</text:p>
          </table:table-cell>
        </table:table-row>
        <table:table-row table:style-name="ro1">
          <table:table-cell office:value-type="float" office:value="3405.01585604885">
            <text:p>3405.0158560489</text:p>
          </table:table-cell>
          <table:table-cell office:value-type="float" office:value="0.339636">
            <text:p>0.339636</text:p>
          </table:table-cell>
        </table:table-row>
        <table:table-row table:style-name="ro1">
          <table:table-cell office:value-type="float" office:value="3420.01649604885">
            <text:p>3420.0164960489</text:p>
          </table:table-cell>
          <table:table-cell office:value-type="float" office:value="0.341944">
            <text:p>0.341944</text:p>
          </table:table-cell>
        </table:table-row>
        <table:table-row table:style-name="ro1">
          <table:table-cell office:value-type="float" office:value="3435.01868804885">
            <text:p>3435.0186880489</text:p>
          </table:table-cell>
          <table:table-cell office:value-type="float" office:value="0.34227">
            <text:p>0.34227</text:p>
          </table:table-cell>
        </table:table-row>
        <table:table-row table:style-name="ro1">
          <table:table-cell office:value-type="float" office:value="3450.01745604885">
            <text:p>3450.0174560489</text:p>
          </table:table-cell>
          <table:table-cell office:value-type="float" office:value="0.351198">
            <text:p>0.351198</text:p>
          </table:table-cell>
        </table:table-row>
        <table:table-row table:style-name="ro1">
          <table:table-cell office:value-type="float" office:value="3465.01561604885">
            <text:p>3465.0156160489</text:p>
          </table:table-cell>
          <table:table-cell office:value-type="float" office:value="0.369144">
            <text:p>0.369144</text:p>
          </table:table-cell>
        </table:table-row>
        <table:table-row table:style-name="ro1">
          <table:table-cell office:value-type="float" office:value="3480.01814404885">
            <text:p>3480.0181440489</text:p>
          </table:table-cell>
          <table:table-cell office:value-type="float" office:value="0.36903">
            <text:p>0.36903</text:p>
          </table:table-cell>
        </table:table-row>
        <table:table-row table:style-name="ro1">
          <table:table-cell office:value-type="float" office:value="3495.01868804885">
            <text:p>3495.0186880489</text:p>
          </table:table-cell>
          <table:table-cell office:value-type="float" office:value="0.368232">
            <text:p>0.368232</text:p>
          </table:table-cell>
        </table:table-row>
        <table:table-row table:style-name="ro1">
          <table:table-cell office:value-type="float" office:value="3510.01849604885">
            <text:p>3510.0184960489</text:p>
          </table:table-cell>
          <table:table-cell office:value-type="float" office:value="0.217824">
            <text:p>0.217824</text:p>
          </table:table-cell>
        </table:table-row>
        <table:table-row table:style-name="ro1">
          <table:table-cell office:value-type="float" office:value="3525.01937604885">
            <text:p>3525.0193760489</text:p>
          </table:table-cell>
          <table:table-cell office:value-type="float" office:value="0.237876">
            <text:p>0.237876</text:p>
          </table:table-cell>
        </table:table-row>
        <table:table-row table:style-name="ro1">
          <table:table-cell office:value-type="float" office:value="3540.01521604885">
            <text:p>3540.0152160489</text:p>
          </table:table-cell>
          <table:table-cell office:value-type="float" office:value="0.212243">
            <text:p>0.212243</text:p>
          </table:table-cell>
        </table:table-row>
        <table:table-row table:style-name="ro1">
          <table:table-cell office:value-type="float" office:value="3555.01713604885">
            <text:p>3555.0171360489</text:p>
          </table:table-cell>
          <table:table-cell office:value-type="float" office:value="0.215224">
            <text:p>0.215224</text:p>
          </table:table-cell>
        </table:table-row>
        <table:table-row table:style-name="ro1">
          <table:table-cell office:value-type="float" office:value="3570.01974404885">
            <text:p>3570.0197440489</text:p>
          </table:table-cell>
          <table:table-cell office:value-type="float" office:value="0.238448">
            <text:p>0.238448</text:p>
          </table:table-cell>
        </table:table-row>
        <table:table-row table:style-name="ro1">
          <table:table-cell office:value-type="float" office:value="3585.01809604885">
            <text:p>3585.0180960489</text:p>
          </table:table-cell>
          <table:table-cell office:value-type="float" office:value="0.236678">
            <text:p>0.236678</text:p>
          </table:table-cell>
        </table:table-row>
        <table:table-row table:style-name="ro1">
          <table:table-cell office:value-type="float" office:value="3600.01590404885">
            <text:p>3600.0159040489</text:p>
          </table:table-cell>
          <table:table-cell office:value-type="float" office:value="0.238917">
            <text:p>0.238917</text:p>
          </table:table-cell>
        </table:table-row>
        <table:table-row table:style-name="ro1">
          <table:table-cell office:value-type="float" office:value="3615.01681604885">
            <text:p>3615.0168160489</text:p>
          </table:table-cell>
          <table:table-cell office:value-type="float" office:value="0.240146">
            <text:p>0.240146</text:p>
          </table:table-cell>
        </table:table-row>
        <table:table-row table:style-name="ro1">
          <table:table-cell office:value-type="float" office:value="3630.01654404885">
            <text:p>3630.0165440489</text:p>
          </table:table-cell>
          <table:table-cell office:value-type="float" office:value="0.242474">
            <text:p>0.242474</text:p>
          </table:table-cell>
        </table:table-row>
        <table:table-row table:style-name="ro1">
          <table:table-cell office:value-type="float" office:value="3645.01846404885">
            <text:p>3645.0184640489</text:p>
          </table:table-cell>
          <table:table-cell office:value-type="float" office:value="0.219788">
            <text:p>0.219788</text:p>
          </table:table-cell>
        </table:table-row>
        <table:table-row table:style-name="ro1">
          <table:table-cell office:value-type="float" office:value="3660.01649604885">
            <text:p>3660.0164960489</text:p>
          </table:table-cell>
          <table:table-cell office:value-type="float" office:value="0.352704">
            <text:p>0.352704</text:p>
          </table:table-cell>
        </table:table-row>
        <table:table-row table:style-name="ro1">
          <table:table-cell office:value-type="float" office:value="3675.01649604885">
            <text:p>3675.0164960489</text:p>
          </table:table-cell>
          <table:table-cell office:value-type="float" office:value="0.323425">
            <text:p>0.323425</text:p>
          </table:table-cell>
        </table:table-row>
        <table:table-row table:style-name="ro1">
          <table:table-cell office:value-type="float" office:value="3690.02033604885">
            <text:p>3690.0203360489</text:p>
          </table:table-cell>
          <table:table-cell office:value-type="float" office:value="0.347347">
            <text:p>0.347347</text:p>
          </table:table-cell>
        </table:table-row>
        <table:table-row table:style-name="ro1">
          <table:table-cell office:value-type="float" office:value="3705.01302404885">
            <text:p>3705.0130240489</text:p>
          </table:table-cell>
          <table:table-cell office:value-type="float" office:value="0.346587">
            <text:p>0.346587</text:p>
          </table:table-cell>
        </table:table-row>
        <table:table-row table:style-name="ro1">
          <table:table-cell office:value-type="float" office:value="3720.01561604885">
            <text:p>3720.0156160489</text:p>
          </table:table-cell>
          <table:table-cell office:value-type="float" office:value="0.347922">
            <text:p>0.347922</text:p>
          </table:table-cell>
        </table:table-row>
        <table:table-row table:style-name="ro1">
          <table:table-cell office:value-type="float" office:value="3735.01745604885">
            <text:p>3735.0174560489</text:p>
          </table:table-cell>
          <table:table-cell office:value-type="float" office:value="0.348187">
            <text:p>0.348187</text:p>
          </table:table-cell>
        </table:table-row>
        <table:table-row table:style-name="ro1">
          <table:table-cell office:value-type="float" office:value="3750.01681604885">
            <text:p>3750.0168160489</text:p>
          </table:table-cell>
          <table:table-cell office:value-type="float" office:value="0.347698">
            <text:p>0.347698</text:p>
          </table:table-cell>
        </table:table-row>
        <table:table-row table:style-name="ro1">
          <table:table-cell office:value-type="float" office:value="3765.01817604885">
            <text:p>3765.0181760489</text:p>
          </table:table-cell>
          <table:table-cell office:value-type="float" office:value="0.32353">
            <text:p>0.32353</text:p>
          </table:table-cell>
        </table:table-row>
        <table:table-row table:style-name="ro1">
          <table:table-cell office:value-type="float" office:value="3780.02524804885">
            <text:p>3780.0252480489</text:p>
          </table:table-cell>
          <table:table-cell office:value-type="float" office:value="0.324102">
            <text:p>0.324102</text:p>
          </table:table-cell>
        </table:table-row>
        <table:table-row table:style-name="ro1">
          <table:table-cell office:value-type="float" office:value="3795.01777604885">
            <text:p>3795.0177760489</text:p>
          </table:table-cell>
          <table:table-cell office:value-type="float" office:value="0.341728">
            <text:p>0.341728</text:p>
          </table:table-cell>
        </table:table-row>
        <table:table-row table:style-name="ro1">
          <table:table-cell office:value-type="float" office:value="3810.01558404885">
            <text:p>3810.0155840489</text:p>
          </table:table-cell>
          <table:table-cell office:value-type="float" office:value="0.371145">
            <text:p>0.371145</text:p>
          </table:table-cell>
        </table:table-row>
        <table:table-row table:style-name="ro1">
          <table:table-cell office:value-type="float" office:value="3825.01689604885">
            <text:p>3825.0168960489</text:p>
          </table:table-cell>
          <table:table-cell office:value-type="float" office:value="0.401355">
            <text:p>0.401355</text:p>
          </table:table-cell>
        </table:table-row>
        <table:table-row table:style-name="ro1">
          <table:table-cell office:value-type="float" office:value="3840.01558404885">
            <text:p>3840.0155840489</text:p>
          </table:table-cell>
          <table:table-cell office:value-type="float" office:value="0.402735">
            <text:p>0.402735</text:p>
          </table:table-cell>
        </table:table-row>
        <table:table-row table:style-name="ro1">
          <table:table-cell office:value-type="float" office:value="3855.02033604885">
            <text:p>3855.0203360489</text:p>
          </table:table-cell>
          <table:table-cell office:value-type="float" office:value="0.381482">
            <text:p>0.381482</text:p>
          </table:table-cell>
        </table:table-row>
        <table:table-row table:style-name="ro1">
          <table:table-cell office:value-type="float" office:value="3870.01585604885">
            <text:p>3870.0158560489</text:p>
          </table:table-cell>
          <table:table-cell office:value-type="float" office:value="0.358173">
            <text:p>0.358173</text:p>
          </table:table-cell>
        </table:table-row>
        <table:table-row table:style-name="ro1">
          <table:table-cell office:value-type="float" office:value="3885.04361552555">
            <text:p>3885.0436155256</text:p>
          </table:table-cell>
          <table:table-cell office:value-type="float" office:value="0.357733">
            <text:p>0.357733</text:p>
          </table:table-cell>
        </table:table-row>
        <table:table-row table:style-name="ro1">
          <table:table-cell office:value-type="float" office:value="3900.01900803782">
            <text:p>3900.0190080378</text:p>
          </table:table-cell>
          <table:table-cell office:value-type="float" office:value="0.35861">
            <text:p>0.35861</text:p>
          </table:table-cell>
        </table:table-row>
        <table:table-row table:style-name="ro1">
          <table:table-cell office:value-type="float" office:value="3915.02129603782">
            <text:p>3915.0212960378</text:p>
          </table:table-cell>
          <table:table-cell office:value-type="float" office:value="0.361502">
            <text:p>0.361502</text:p>
          </table:table-cell>
        </table:table-row>
        <table:table-row table:style-name="ro1">
          <table:table-cell office:value-type="float" office:value="3930.01526403782">
            <text:p>3930.0152640378</text:p>
          </table:table-cell>
          <table:table-cell office:value-type="float" office:value="0.360584">
            <text:p>0.360584</text:p>
          </table:table-cell>
        </table:table-row>
        <table:table-row table:style-name="ro1">
          <table:table-cell office:value-type="float" office:value="3945.01425603782">
            <text:p>3945.0142560378</text:p>
          </table:table-cell>
          <table:table-cell office:value-type="float" office:value="0.361421">
            <text:p>0.361421</text:p>
          </table:table-cell>
        </table:table-row>
        <table:table-row table:style-name="ro1">
          <table:table-cell office:value-type="float" office:value="3960.01366403782">
            <text:p>3960.0136640378</text:p>
          </table:table-cell>
          <table:table-cell office:value-type="float" office:value="0.360798">
            <text:p>0.360798</text:p>
          </table:table-cell>
        </table:table-row>
        <table:table-row table:style-name="ro1">
          <table:table-cell office:value-type="float" office:value="3975.01873603782">
            <text:p>3975.0187360378</text:p>
          </table:table-cell>
          <table:table-cell office:value-type="float" office:value="0.336246">
            <text:p>0.336246</text:p>
          </table:table-cell>
        </table:table-row>
        <table:table-row table:style-name="ro1">
          <table:table-cell office:value-type="float" office:value="3990.01465603782">
            <text:p>3990.0146560378</text:p>
          </table:table-cell>
          <table:table-cell office:value-type="float" office:value="0.313057">
            <text:p>0.313057</text:p>
          </table:table-cell>
        </table:table-row>
        <table:table-row table:style-name="ro1">
          <table:table-cell office:value-type="float" office:value="4005.02009603782">
            <text:p>4005.0200960378</text:p>
          </table:table-cell>
          <table:table-cell office:value-type="float" office:value="0.332376">
            <text:p>0.332376</text:p>
          </table:table-cell>
        </table:table-row>
        <table:table-row table:style-name="ro1">
          <table:table-cell office:value-type="float" office:value="4020.01873603782">
            <text:p>4020.0187360378</text:p>
          </table:table-cell>
          <table:table-cell office:value-type="float" office:value="0.334218">
            <text:p>0.334218</text:p>
          </table:table-cell>
        </table:table-row>
        <table:table-row table:style-name="ro1">
          <table:table-cell office:value-type="float" office:value="4035.01521603782">
            <text:p>4035.0152160378</text:p>
          </table:table-cell>
          <table:table-cell office:value-type="float" office:value="0.30809">
            <text:p>0.30809</text:p>
          </table:table-cell>
        </table:table-row>
        <table:table-row table:style-name="ro1">
          <table:table-cell office:value-type="float" office:value="4050.01206403782">
            <text:p>4050.0120640378</text:p>
          </table:table-cell>
          <table:table-cell office:value-type="float" office:value="0.307771">
            <text:p>0.307771</text:p>
          </table:table-cell>
        </table:table-row>
        <table:table-row table:style-name="ro1">
          <table:table-cell office:value-type="float" office:value="4065.01713603782">
            <text:p>4065.0171360378</text:p>
          </table:table-cell>
          <table:table-cell office:value-type="float" office:value="0.328678">
            <text:p>0.328678</text:p>
          </table:table-cell>
        </table:table-row>
        <table:table-row table:style-name="ro1">
          <table:table-cell office:value-type="float" office:value="4080.01745603782">
            <text:p>4080.0174560378</text:p>
          </table:table-cell>
          <table:table-cell office:value-type="float" office:value="0.312763">
            <text:p>0.312763</text:p>
          </table:table-cell>
        </table:table-row>
        <table:table-row table:style-name="ro1">
          <table:table-cell office:value-type="float" office:value="4095.02033603782">
            <text:p>4095.0203360378</text:p>
          </table:table-cell>
          <table:table-cell office:value-type="float" office:value="0.312632">
            <text:p>0.312632</text:p>
          </table:table-cell>
        </table:table-row>
        <table:table-row table:style-name="ro1">
          <table:table-cell office:value-type="float" office:value="4110.01681603782">
            <text:p>4110.0168160378</text:p>
          </table:table-cell>
          <table:table-cell office:value-type="float" office:value="0.312905">
            <text:p>0.312905</text:p>
          </table:table-cell>
        </table:table-row>
        <table:table-row table:style-name="ro1">
          <table:table-cell office:value-type="float" office:value="4125.01526403782">
            <text:p>4125.0152640378</text:p>
          </table:table-cell>
          <table:table-cell office:value-type="float" office:value="0.335745">
            <text:p>0.335745</text:p>
          </table:table-cell>
        </table:table-row>
        <table:table-row table:style-name="ro1">
          <table:table-cell office:value-type="float" office:value="4140.02070403782">
            <text:p>4140.0207040378</text:p>
          </table:table-cell>
          <table:table-cell office:value-type="float" office:value="0.359789">
            <text:p>0.359789</text:p>
          </table:table-cell>
        </table:table-row>
        <table:table-row table:style-name="ro1">
          <table:table-cell office:value-type="float" office:value="4155.01561603782">
            <text:p>4155.0156160378</text:p>
          </table:table-cell>
          <table:table-cell office:value-type="float" office:value="0.343234">
            <text:p>0.343234</text:p>
          </table:table-cell>
        </table:table-row>
        <table:table-row table:style-name="ro1">
          <table:table-cell office:value-type="float" office:value="4170.01622403782">
            <text:p>4170.0162240378</text:p>
          </table:table-cell>
          <table:table-cell office:value-type="float" office:value="0.334491">
            <text:p>0.334491</text:p>
          </table:table-cell>
        </table:table-row>
        <table:table-row table:style-name="ro1">
          <table:table-cell office:value-type="float" office:value="4185.02172803782">
            <text:p>4185.0217280378</text:p>
          </table:table-cell>
          <table:table-cell office:value-type="float" office:value="0.360772">
            <text:p>0.360772</text:p>
          </table:table-cell>
        </table:table-row>
        <table:table-row table:style-name="ro1">
          <table:table-cell office:value-type="float" office:value="4200.01398403782">
            <text:p>4200.0139840378</text:p>
          </table:table-cell>
          <table:table-cell office:value-type="float" office:value="0.361466">
            <text:p>0.361466</text:p>
          </table:table-cell>
        </table:table-row>
        <table:table-row table:style-name="ro1">
          <table:table-cell office:value-type="float" office:value="4215.01782403782">
            <text:p>4215.0178240378</text:p>
          </table:table-cell>
          <table:table-cell office:value-type="float" office:value="0.36083">
            <text:p>0.36083</text:p>
          </table:table-cell>
        </table:table-row>
        <table:table-row table:style-name="ro1">
          <table:table-cell office:value-type="float" office:value="4230.01750403782">
            <text:p>4230.0175040378</text:p>
          </table:table-cell>
          <table:table-cell office:value-type="float" office:value="0.360419">
            <text:p>0.360419</text:p>
          </table:table-cell>
        </table:table-row>
        <table:table-row table:style-name="ro1">
          <table:table-cell office:value-type="float" office:value="4245.01585603782">
            <text:p>4245.0158560378</text:p>
          </table:table-cell>
          <table:table-cell office:value-type="float" office:value="0.360896">
            <text:p>0.360896</text:p>
          </table:table-cell>
        </table:table-row>
        <table:table-row table:style-name="ro1">
          <table:table-cell office:value-type="float" office:value="4260.01750403782">
            <text:p>4260.0175040378</text:p>
          </table:table-cell>
          <table:table-cell office:value-type="float" office:value="0.361035">
            <text:p>0.361035</text:p>
          </table:table-cell>
        </table:table-row>
        <table:table-row table:style-name="ro1">
          <table:table-cell office:value-type="float" office:value="4275.01497603782">
            <text:p>4275.0149760378</text:p>
          </table:table-cell>
          <table:table-cell office:value-type="float" office:value="0.343897">
            <text:p>0.343897</text:p>
          </table:table-cell>
        </table:table-row>
        <table:table-row table:style-name="ro1">
          <table:table-cell office:value-type="float" office:value="4290.01622403782">
            <text:p>4290.0162240378</text:p>
          </table:table-cell>
          <table:table-cell office:value-type="float" office:value="0.342838">
            <text:p>0.342838</text:p>
          </table:table-cell>
        </table:table-row>
        <table:table-row table:style-name="ro1">
          <table:table-cell office:value-type="float" office:value="4305.02220803782">
            <text:p>4305.0222080378</text:p>
          </table:table-cell>
          <table:table-cell office:value-type="float" office:value="0.359593">
            <text:p>0.359593</text:p>
          </table:table-cell>
        </table:table-row>
        <table:table-row table:style-name="ro1">
          <table:table-cell office:value-type="float" office:value="4320.02289603782">
            <text:p>4320.0228960378</text:p>
          </table:table-cell>
          <table:table-cell office:value-type="float" office:value="0.387612">
            <text:p>0.387612</text:p>
          </table:table-cell>
        </table:table-row>
        <table:table-row table:style-name="ro1">
          <table:table-cell office:value-type="float" office:value="4335.01465603782">
            <text:p>4335.0146560378</text:p>
          </table:table-cell>
          <table:table-cell office:value-type="float" office:value="0.36252">
            <text:p>0.36252</text:p>
          </table:table-cell>
        </table:table-row>
        <table:table-row table:style-name="ro1">
          <table:table-cell office:value-type="float" office:value="4350.01841603782">
            <text:p>4350.0184160378</text:p>
          </table:table-cell>
          <table:table-cell office:value-type="float" office:value="0.361689">
            <text:p>0.361689</text:p>
          </table:table-cell>
        </table:table-row>
        <table:table-row table:style-name="ro1">
          <table:table-cell office:value-type="float" office:value="4365.02001603782">
            <text:p>4365.0200160378</text:p>
          </table:table-cell>
          <table:table-cell office:value-type="float" office:value="0.362122">
            <text:p>0.362122</text:p>
          </table:table-cell>
        </table:table-row>
        <table:table-row table:style-name="ro1">
          <table:table-cell office:value-type="float" office:value="4380.01654403782">
            <text:p>4380.0165440378</text:p>
          </table:table-cell>
          <table:table-cell office:value-type="float" office:value="0.356966">
            <text:p>0.356966</text:p>
          </table:table-cell>
        </table:table-row>
        <table:table-row table:style-name="ro1">
          <table:table-cell office:value-type="float" office:value="4395.01593603782">
            <text:p>4395.0159360378</text:p>
          </table:table-cell>
          <table:table-cell office:value-type="float" office:value="0.357732">
            <text:p>0.357732</text:p>
          </table:table-cell>
        </table:table-row>
        <table:table-row table:style-name="ro1">
          <table:table-cell office:value-type="float" office:value="4410.01782403782">
            <text:p>4410.0178240378</text:p>
          </table:table-cell>
          <table:table-cell office:value-type="float" office:value="0.336095">
            <text:p>0.336095</text:p>
          </table:table-cell>
        </table:table-row>
        <table:table-row table:style-name="ro1">
          <table:table-cell office:value-type="float" office:value="4425.01657603782">
            <text:p>4425.0165760378</text:p>
          </table:table-cell>
          <table:table-cell office:value-type="float" office:value="0.354116">
            <text:p>0.354116</text:p>
          </table:table-cell>
        </table:table-row>
        <table:table-row table:style-name="ro1">
          <table:table-cell office:value-type="float" office:value="4440.01457603782">
            <text:p>4440.0145760378</text:p>
          </table:table-cell>
          <table:table-cell office:value-type="float" office:value="0.353663">
            <text:p>0.353663</text:p>
          </table:table-cell>
        </table:table-row>
        <table:table-row table:style-name="ro1">
          <table:table-cell office:value-type="float" office:value="4455.01561603782">
            <text:p>4455.0156160378</text:p>
          </table:table-cell>
          <table:table-cell office:value-type="float" office:value="0.338607">
            <text:p>0.338607</text:p>
          </table:table-cell>
        </table:table-row>
        <table:table-row table:style-name="ro1">
          <table:table-cell office:value-type="float" office:value="4470.01657603782">
            <text:p>4470.0165760378</text:p>
          </table:table-cell>
          <table:table-cell office:value-type="float" office:value="0.318948">
            <text:p>0.318948</text:p>
          </table:table-cell>
        </table:table-row>
        <table:table-row table:style-name="ro1">
          <table:table-cell office:value-type="float" office:value="4485.01940803782">
            <text:p>4485.0194080378</text:p>
          </table:table-cell>
          <table:table-cell office:value-type="float" office:value="0.312007">
            <text:p>0.312007</text:p>
          </table:table-cell>
        </table:table-row>
        <table:table-row table:style-name="ro1">
          <table:table-cell office:value-type="float" office:value="4500.01681603782">
            <text:p>4500.0168160378</text:p>
          </table:table-cell>
          <table:table-cell office:value-type="float" office:value="0.14308">
            <text:p>0.14308</text:p>
          </table:table-cell>
        </table:table-row>
        <table:table-row table:style-name="ro1">
          <table:table-cell office:value-type="float" office:value="4515.01238403782">
            <text:p>4515.0123840378</text:p>
          </table:table-cell>
          <table:table-cell office:value-type="float" office:value="0.146142">
            <text:p>0.146142</text:p>
          </table:table-cell>
        </table:table-row>
        <table:table-row table:style-name="ro1">
          <table:table-cell office:value-type="float" office:value="4530.01529603782">
            <text:p>4530.0152960378</text:p>
          </table:table-cell>
          <table:table-cell office:value-type="float" office:value="0.172808">
            <text:p>0.172808</text:p>
          </table:table-cell>
        </table:table-row>
        <table:table-row table:style-name="ro1">
          <table:table-cell office:value-type="float" office:value="4545.01366403782">
            <text:p>4545.0136640378</text:p>
          </table:table-cell>
          <table:table-cell office:value-type="float" office:value="0.166545">
            <text:p>0.166545</text:p>
          </table:table-cell>
        </table:table-row>
        <table:table-row table:style-name="ro1">
          <table:table-cell office:value-type="float" office:value="4560.01433603782">
            <text:p>4560.0143360378</text:p>
          </table:table-cell>
          <table:table-cell office:value-type="float" office:value="0.194314">
            <text:p>0.194314</text:p>
          </table:table-cell>
        </table:table-row>
        <table:table-row table:style-name="ro1">
          <table:table-cell office:value-type="float" office:value="4575.01553603782">
            <text:p>4575.0155360378</text:p>
          </table:table-cell>
          <table:table-cell office:value-type="float" office:value="0.161338">
            <text:p>0.161338</text:p>
          </table:table-cell>
        </table:table-row>
        <table:table-row table:style-name="ro1">
          <table:table-cell office:value-type="float" office:value="4590.01873603782">
            <text:p>4590.0187360378</text:p>
          </table:table-cell>
          <table:table-cell office:value-type="float" office:value="0.136133">
            <text:p>0.136133</text:p>
          </table:table-cell>
        </table:table-row>
        <table:table-row table:style-name="ro1">
          <table:table-cell office:value-type="float" office:value="4605.01617603782">
            <text:p>4605.0161760378</text:p>
          </table:table-cell>
          <table:table-cell office:value-type="float" office:value="0.156342">
            <text:p>0.156342</text:p>
          </table:table-cell>
        </table:table-row>
        <table:table-row table:style-name="ro1">
          <table:table-cell office:value-type="float" office:value="4620.01713603782">
            <text:p>4620.0171360378</text:p>
          </table:table-cell>
          <table:table-cell office:value-type="float" office:value="0.181682">
            <text:p>0.181682</text:p>
          </table:table-cell>
        </table:table-row>
        <table:table-row table:style-name="ro1">
          <table:table-cell office:value-type="float" office:value="4635.01625603782">
            <text:p>4635.0162560378</text:p>
          </table:table-cell>
          <table:table-cell office:value-type="float" office:value="0.212353">
            <text:p>0.212353</text:p>
          </table:table-cell>
        </table:table-row>
        <table:table-row table:style-name="ro1">
          <table:table-cell office:value-type="float" office:value="4650.01649603782">
            <text:p>4650.0164960378</text:p>
          </table:table-cell>
          <table:table-cell office:value-type="float" office:value="0.347329">
            <text:p>0.347329</text:p>
          </table:table-cell>
        </table:table-row>
        <table:table-row table:style-name="ro1">
          <table:table-cell office:value-type="float" office:value="4665.01849603782">
            <text:p>4665.0184960378</text:p>
          </table:table-cell>
          <table:table-cell office:value-type="float" office:value="0.346675">
            <text:p>0.346675</text:p>
          </table:table-cell>
        </table:table-row>
        <table:table-row table:style-name="ro1">
          <table:table-cell office:value-type="float" office:value="4680.01302403782">
            <text:p>4680.0130240378</text:p>
          </table:table-cell>
          <table:table-cell office:value-type="float" office:value="0.331017">
            <text:p>0.331017</text:p>
          </table:table-cell>
        </table:table-row>
        <table:table-row table:style-name="ro1">
          <table:table-cell office:value-type="float" office:value="4695.01529603782">
            <text:p>4695.0152960378</text:p>
          </table:table-cell>
          <table:table-cell office:value-type="float" office:value="0.314416">
            <text:p>0.314416</text:p>
          </table:table-cell>
        </table:table-row>
        <table:table-row table:style-name="ro1">
          <table:table-cell office:value-type="float" office:value="4710.01526403782">
            <text:p>4710.0152640378</text:p>
          </table:table-cell>
          <table:table-cell office:value-type="float" office:value="0.295429">
            <text:p>0.295429</text:p>
          </table:table-cell>
        </table:table-row>
        <table:table-row table:style-name="ro1">
          <table:table-cell office:value-type="float" office:value="4725.01657603782">
            <text:p>4725.0165760378</text:p>
          </table:table-cell>
          <table:table-cell office:value-type="float" office:value="0.306503">
            <text:p>0.306503</text:p>
          </table:table-cell>
        </table:table-row>
        <table:table-row table:style-name="ro1">
          <table:table-cell office:value-type="float" office:value="4740.01425603782">
            <text:p>4740.0142560378</text:p>
          </table:table-cell>
          <table:table-cell office:value-type="float" office:value="0.327219">
            <text:p>0.327219</text:p>
          </table:table-cell>
        </table:table-row>
        <table:table-row table:style-name="ro1">
          <table:table-cell office:value-type="float" office:value="4755.01873603782">
            <text:p>4755.0187360378</text:p>
          </table:table-cell>
          <table:table-cell office:value-type="float" office:value="0.326938">
            <text:p>0.326938</text:p>
          </table:table-cell>
        </table:table-row>
        <table:table-row table:style-name="ro1">
          <table:table-cell office:value-type="float" office:value="4770.01142403782">
            <text:p>4770.0114240378</text:p>
          </table:table-cell>
          <table:table-cell office:value-type="float" office:value="0.327242">
            <text:p>0.327242</text:p>
          </table:table-cell>
        </table:table-row>
        <table:table-row table:style-name="ro1">
          <table:table-cell office:value-type="float" office:value="4785.01625603782">
            <text:p>4785.0162560378</text:p>
          </table:table-cell>
          <table:table-cell office:value-type="float" office:value="0.327626">
            <text:p>0.327626</text:p>
          </table:table-cell>
        </table:table-row>
        <table:table-row table:style-name="ro1">
          <table:table-cell office:value-type="float" office:value="4800.01745603782">
            <text:p>4800.0174560378</text:p>
          </table:table-cell>
          <table:table-cell office:value-type="float" office:value="0.350205">
            <text:p>0.350205</text:p>
          </table:table-cell>
        </table:table-row>
        <table:table-row table:style-name="ro1">
          <table:table-cell office:value-type="float" office:value="4815.01401603782">
            <text:p>4815.0140160378</text:p>
          </table:table-cell>
          <table:table-cell office:value-type="float" office:value="0.350445">
            <text:p>0.350445</text:p>
          </table:table-cell>
        </table:table-row>
        <table:table-row table:style-name="ro1">
          <table:table-cell office:value-type="float" office:value="4830.01497603782">
            <text:p>4830.0149760378</text:p>
          </table:table-cell>
          <table:table-cell office:value-type="float" office:value="0.34667">
            <text:p>0.34667</text:p>
          </table:table-cell>
        </table:table-row>
        <table:table-row table:style-name="ro1">
          <table:table-cell office:value-type="float" office:value="4845.01873603782">
            <text:p>4845.0187360378</text:p>
          </table:table-cell>
          <table:table-cell office:value-type="float" office:value="0.363761">
            <text:p>0.363761</text:p>
          </table:table-cell>
        </table:table-row>
        <table:table-row table:style-name="ro1">
          <table:table-cell office:value-type="float" office:value="4860.01814403782">
            <text:p>4860.0181440378</text:p>
          </table:table-cell>
          <table:table-cell office:value-type="float" office:value="0.384918">
            <text:p>0.384918</text:p>
          </table:table-cell>
        </table:table-row>
        <table:table-row table:style-name="ro1">
          <table:table-cell office:value-type="float" office:value="4875.01686403782">
            <text:p>4875.0168640378</text:p>
          </table:table-cell>
          <table:table-cell office:value-type="float" office:value="0.40349">
            <text:p>0.40349</text:p>
          </table:table-cell>
        </table:table-row>
        <table:table-row table:style-name="ro1">
          <table:table-cell office:value-type="float" office:value="4890.02620803782">
            <text:p>4890.0262080378</text:p>
          </table:table-cell>
          <table:table-cell office:value-type="float" office:value="0.379329">
            <text:p>0.379329</text:p>
          </table:table-cell>
        </table:table-row>
        <table:table-row table:style-name="ro1">
          <table:table-cell office:value-type="float" office:value="4905.01713603782">
            <text:p>4905.0171360378</text:p>
          </table:table-cell>
          <table:table-cell office:value-type="float" office:value="0.355324">
            <text:p>0.355324</text:p>
          </table:table-cell>
        </table:table-row>
        <table:table-row table:style-name="ro1">
          <table:table-cell office:value-type="float" office:value="4920.01558403782">
            <text:p>4920.0155840378</text:p>
          </table:table-cell>
          <table:table-cell office:value-type="float" office:value="0.340575">
            <text:p>0.340575</text:p>
          </table:table-cell>
        </table:table-row>
        <table:table-row table:style-name="ro1">
          <table:table-cell office:value-type="float" office:value="4935.01529603782">
            <text:p>4935.0152960378</text:p>
          </table:table-cell>
          <table:table-cell office:value-type="float" office:value="0.340752">
            <text:p>0.340752</text:p>
          </table:table-cell>
        </table:table-row>
        <table:table-row table:style-name="ro1">
          <table:table-cell office:value-type="float" office:value="4950.01844803782">
            <text:p>4950.0184480378</text:p>
          </table:table-cell>
          <table:table-cell office:value-type="float" office:value="0.326951">
            <text:p>0.326951</text:p>
          </table:table-cell>
        </table:table-row>
        <table:table-row table:style-name="ro1">
          <table:table-cell office:value-type="float" office:value="4965.01561603782">
            <text:p>4965.0156160378</text:p>
          </table:table-cell>
          <table:table-cell office:value-type="float" office:value="0.326885">
            <text:p>0.326885</text:p>
          </table:table-cell>
        </table:table-row>
        <table:table-row table:style-name="ro1">
          <table:table-cell office:value-type="float" office:value="4980.01649603782">
            <text:p>4980.0164960378</text:p>
          </table:table-cell>
          <table:table-cell office:value-type="float" office:value="0.345855">
            <text:p>0.345855</text:p>
          </table:table-cell>
        </table:table-row>
        <table:table-row table:style-name="ro1">
          <table:table-cell office:value-type="float" office:value="4995.02038403782">
            <text:p>4995.0203840378</text:p>
          </table:table-cell>
          <table:table-cell office:value-type="float" office:value="0.345879">
            <text:p>0.345879</text:p>
          </table:table-cell>
        </table:table-row>
        <table:table-row table:style-name="ro1">
          <table:table-cell office:value-type="float" office:value="5010.01369603782">
            <text:p>5010.0136960378</text:p>
          </table:table-cell>
          <table:table-cell office:value-type="float" office:value="0.3458">
            <text:p>0.3458</text:p>
          </table:table-cell>
        </table:table-row>
        <table:table-row table:style-name="ro1">
          <table:table-cell office:value-type="float" office:value="5025.01713603782">
            <text:p>5025.0171360378</text:p>
          </table:table-cell>
          <table:table-cell office:value-type="float" office:value="0.346271">
            <text:p>0.346271</text:p>
          </table:table-cell>
        </table:table-row>
        <table:table-row table:style-name="ro1">
          <table:table-cell office:value-type="float" office:value="5040.01465603782">
            <text:p>5040.0146560378</text:p>
          </table:table-cell>
          <table:table-cell office:value-type="float" office:value="0.368739">
            <text:p>0.368739</text:p>
          </table:table-cell>
        </table:table-row>
        <table:table-row table:style-name="ro1">
          <table:table-cell office:value-type="float" office:value="5055.01686403782">
            <text:p>5055.0168640378</text:p>
          </table:table-cell>
          <table:table-cell office:value-type="float" office:value="0.393179">
            <text:p>0.393179</text:p>
          </table:table-cell>
        </table:table-row>
        <table:table-row table:style-name="ro1">
          <table:table-cell office:value-type="float" office:value="5070.01561603782">
            <text:p>5070.0156160378</text:p>
          </table:table-cell>
          <table:table-cell office:value-type="float" office:value="0.390202">
            <text:p>0.390202</text:p>
          </table:table-cell>
        </table:table-row>
        <table:table-row table:style-name="ro1">
          <table:table-cell office:value-type="float" office:value="5085.02001603782">
            <text:p>5085.0200160378</text:p>
          </table:table-cell>
          <table:table-cell office:value-type="float" office:value="0.357026">
            <text:p>0.357026</text:p>
          </table:table-cell>
        </table:table-row>
        <table:table-row table:style-name="ro1">
          <table:table-cell office:value-type="float" office:value="5100.01753603782">
            <text:p>5100.0175360378</text:p>
          </table:table-cell>
          <table:table-cell office:value-type="float" office:value="0.373215">
            <text:p>0.373215</text:p>
          </table:table-cell>
        </table:table-row>
        <table:table-row table:style-name="ro1">
          <table:table-cell office:value-type="float" office:value="5115.01745603782">
            <text:p>5115.0174560378</text:p>
          </table:table-cell>
          <table:table-cell office:value-type="float" office:value="0.373173">
            <text:p>0.373173</text:p>
          </table:table-cell>
        </table:table-row>
        <table:table-row table:style-name="ro1">
          <table:table-cell office:value-type="float" office:value="5130.01617603782">
            <text:p>5130.0161760378</text:p>
          </table:table-cell>
          <table:table-cell office:value-type="float" office:value="0.355144">
            <text:p>0.355144</text:p>
          </table:table-cell>
        </table:table-row>
        <table:table-row table:style-name="ro1">
          <table:table-cell office:value-type="float" office:value="5145.01561603782">
            <text:p>5145.0156160378</text:p>
          </table:table-cell>
          <table:table-cell office:value-type="float" office:value="0.354936">
            <text:p>0.354936</text:p>
          </table:table-cell>
        </table:table-row>
        <table:table-row table:style-name="ro1">
          <table:table-cell office:value-type="float" office:value="5160.01553603782">
            <text:p>5160.0155360378</text:p>
          </table:table-cell>
          <table:table-cell office:value-type="float" office:value="0.356543">
            <text:p>0.356543</text:p>
          </table:table-cell>
        </table:table-row>
        <table:table-row table:style-name="ro1">
          <table:table-cell office:value-type="float" office:value="5175.01689603782">
            <text:p>5175.0168960378</text:p>
          </table:table-cell>
          <table:table-cell office:value-type="float" office:value="0.355637">
            <text:p>0.355637</text:p>
          </table:table-cell>
        </table:table-row>
        <table:table-row table:style-name="ro1">
          <table:table-cell office:value-type="float" office:value="5190.01521603782">
            <text:p>5190.0152160378</text:p>
          </table:table-cell>
          <table:table-cell office:value-type="float" office:value="0.339539">
            <text:p>0.339539</text:p>
          </table:table-cell>
        </table:table-row>
        <table:table-row table:style-name="ro1">
          <table:table-cell office:value-type="float" office:value="5205.01785603782">
            <text:p>5205.0178560378</text:p>
          </table:table-cell>
          <table:table-cell office:value-type="float" office:value="0.339548">
            <text:p>0.339548</text:p>
          </table:table-cell>
        </table:table-row>
        <table:table-row table:style-name="ro1">
          <table:table-cell office:value-type="float" office:value="5220.01585603782">
            <text:p>5220.0158560378</text:p>
          </table:table-cell>
          <table:table-cell office:value-type="float" office:value="0.337699">
            <text:p>0.337699</text:p>
          </table:table-cell>
        </table:table-row>
        <table:table-row table:style-name="ro1">
          <table:table-cell office:value-type="float" office:value="5235.01526403782">
            <text:p>5235.0152640378</text:p>
          </table:table-cell>
          <table:table-cell office:value-type="float" office:value="0.369862">
            <text:p>0.369862</text:p>
          </table:table-cell>
        </table:table-row>
        <table:table-row table:style-name="ro1">
          <table:table-cell office:value-type="float" office:value="5250.01681603782">
            <text:p>5250.0168160378</text:p>
          </table:table-cell>
          <table:table-cell office:value-type="float" office:value="0.368986">
            <text:p>0.368986</text:p>
          </table:table-cell>
        </table:table-row>
        <table:table-row table:style-name="ro1">
          <table:table-cell office:value-type="float" office:value="5265.01745603782">
            <text:p>5265.0174560378</text:p>
          </table:table-cell>
          <table:table-cell office:value-type="float" office:value="0.3691">
            <text:p>0.3691</text:p>
          </table:table-cell>
        </table:table-row>
        <table:table-row table:style-name="ro1">
          <table:table-cell office:value-type="float" office:value="5280.01878403782">
            <text:p>5280.0187840378</text:p>
          </table:table-cell>
          <table:table-cell office:value-type="float" office:value="0.386752">
            <text:p>0.386752</text:p>
          </table:table-cell>
        </table:table-row>
        <table:table-row table:style-name="ro1">
          <table:table-cell office:value-type="float" office:value="5295.01937603782">
            <text:p>5295.0193760378</text:p>
          </table:table-cell>
          <table:table-cell office:value-type="float" office:value="0.387165">
            <text:p>0.387165</text:p>
          </table:table-cell>
        </table:table-row>
        <table:table-row table:style-name="ro1">
          <table:table-cell office:value-type="float" office:value="5310.01585603782">
            <text:p>5310.0158560378</text:p>
          </table:table-cell>
          <table:table-cell office:value-type="float" office:value="0.366759">
            <text:p>0.366759</text:p>
          </table:table-cell>
        </table:table-row>
        <table:table-row table:style-name="ro1">
          <table:table-cell office:value-type="float" office:value="5325.01841603782">
            <text:p>5325.0184160378</text:p>
          </table:table-cell>
          <table:table-cell office:value-type="float" office:value="0.198665">
            <text:p>0.198665</text:p>
          </table:table-cell>
        </table:table-row>
        <table:table-row table:style-name="ro1">
          <table:table-cell office:value-type="float" office:value="5340.01782403782">
            <text:p>5340.0178240378</text:p>
          </table:table-cell>
          <table:table-cell office:value-type="float" office:value="0.198273">
            <text:p>0.198273</text:p>
          </table:table-cell>
        </table:table-row>
        <table:table-row table:style-name="ro1">
          <table:table-cell office:value-type="float" office:value="5355.02300803782">
            <text:p>5355.0230080378</text:p>
          </table:table-cell>
          <table:table-cell office:value-type="float" office:value="0.179407">
            <text:p>0.179407</text:p>
          </table:table-cell>
        </table:table-row>
        <table:table-row table:style-name="ro1">
          <table:table-cell office:value-type="float" office:value="5370.01964803782">
            <text:p>5370.0196480378</text:p>
          </table:table-cell>
          <table:table-cell office:value-type="float" office:value="0.182866">
            <text:p>0.182866</text:p>
          </table:table-cell>
        </table:table-row>
        <table:table-row table:style-name="ro1">
          <table:table-cell office:value-type="float" office:value="5385.02489603782">
            <text:p>5385.0248960378</text:p>
          </table:table-cell>
          <table:table-cell office:value-type="float" office:value="0.180844">
            <text:p>0.180844</text:p>
          </table:table-cell>
        </table:table-row>
        <table:table-row table:style-name="ro1">
          <table:table-cell office:value-type="float" office:value="5400.01366403782">
            <text:p>5400.0136640378</text:p>
          </table:table-cell>
          <table:table-cell office:value-type="float" office:value="0.159963">
            <text:p>0.159963</text:p>
          </table:table-cell>
        </table:table-row>
        <table:table-row table:style-name="ro1">
          <table:table-cell office:value-type="float" office:value="5415.02225603782">
            <text:p>5415.0222560378</text:p>
          </table:table-cell>
          <table:table-cell office:value-type="float" office:value="0.159503">
            <text:p>0.159503</text:p>
          </table:table-cell>
        </table:table-row>
        <table:table-row table:style-name="ro1">
          <table:table-cell office:value-type="float" office:value="5430.01900803782">
            <text:p>5430.0190080378</text:p>
          </table:table-cell>
          <table:table-cell office:value-type="float" office:value="0.137618">
            <text:p>0.137618</text:p>
          </table:table-cell>
        </table:table-row>
        <table:table-row table:style-name="ro1">
          <table:table-cell office:value-type="float" office:value="5445.01593603782">
            <text:p>5445.0159360378</text:p>
          </table:table-cell>
          <table:table-cell office:value-type="float" office:value="0.136618">
            <text:p>0.136618</text:p>
          </table:table-cell>
        </table:table-row>
        <table:table-row table:style-name="ro1">
          <table:table-cell office:value-type="float" office:value="5460.01974403782">
            <text:p>5460.0197440378</text:p>
          </table:table-cell>
          <table:table-cell office:value-type="float" office:value="0.140827">
            <text:p>0.140827</text:p>
          </table:table-cell>
        </table:table-row>
        <table:table-row table:style-name="ro1">
          <table:table-cell office:value-type="float" office:value="5475.01494403782">
            <text:p>5475.0149440378</text:p>
          </table:table-cell>
          <table:table-cell office:value-type="float" office:value="0.326245">
            <text:p>0.326245</text:p>
          </table:table-cell>
        </table:table-row>
        <table:table-row table:style-name="ro1">
          <table:table-cell office:value-type="float" office:value="5490.01996803782">
            <text:p>5490.0199680378</text:p>
          </table:table-cell>
          <table:table-cell office:value-type="float" office:value="0.34036">
            <text:p>0.34036</text:p>
          </table:table-cell>
        </table:table-row>
        <table:table-row table:style-name="ro1">
          <table:table-cell office:value-type="float" office:value="5505.01686403782">
            <text:p>5505.0168640378</text:p>
          </table:table-cell>
          <table:table-cell office:value-type="float" office:value="0.339638">
            <text:p>0.339638</text:p>
          </table:table-cell>
        </table:table-row>
        <table:table-row table:style-name="ro1">
          <table:table-cell office:value-type="float" office:value="5520.01657603782">
            <text:p>5520.0165760378</text:p>
          </table:table-cell>
          <table:table-cell office:value-type="float" office:value="0.354276">
            <text:p>0.354276</text:p>
          </table:table-cell>
        </table:table-row>
        <table:table-row table:style-name="ro1">
          <table:table-cell office:value-type="float" office:value="5535.01465603782">
            <text:p>5535.0146560378</text:p>
          </table:table-cell>
          <table:table-cell office:value-type="float" office:value="0.354284">
            <text:p>0.354284</text:p>
          </table:table-cell>
        </table:table-row>
        <table:table-row table:style-name="ro1">
          <table:table-cell office:value-type="float" office:value="5550.01905603782">
            <text:p>5550.0190560378</text:p>
          </table:table-cell>
          <table:table-cell office:value-type="float" office:value="0.355661">
            <text:p>0.355661</text:p>
          </table:table-cell>
        </table:table-row>
        <table:table-row table:style-name="ro1">
          <table:table-cell office:value-type="float" office:value="5565.01713603782">
            <text:p>5565.0171360378</text:p>
          </table:table-cell>
          <table:table-cell office:value-type="float" office:value="0.331896">
            <text:p>0.331896</text:p>
          </table:table-cell>
        </table:table-row>
        <table:table-row table:style-name="ro1">
          <table:table-cell office:value-type="float" office:value="5580.01553603782">
            <text:p>5580.0155360378</text:p>
          </table:table-cell>
          <table:table-cell office:value-type="float" office:value="0.350136">
            <text:p>0.350136</text:p>
          </table:table-cell>
        </table:table-row>
        <table:table-row table:style-name="ro1">
          <table:table-cell office:value-type="float" office:value="5595.01489603782">
            <text:p>5595.0148960378</text:p>
          </table:table-cell>
          <table:table-cell office:value-type="float" office:value="0.350107">
            <text:p>0.350107</text:p>
          </table:table-cell>
        </table:table-row>
        <table:table-row table:style-name="ro1">
          <table:table-cell office:value-type="float" office:value="5610.01713603782">
            <text:p>5610.0171360378</text:p>
          </table:table-cell>
          <table:table-cell office:value-type="float" office:value="0.345363">
            <text:p>0.345363</text:p>
          </table:table-cell>
        </table:table-row>
        <table:table-row table:style-name="ro1">
          <table:table-cell office:value-type="float" office:value="5625.01713603782">
            <text:p>5625.0171360378</text:p>
          </table:table-cell>
          <table:table-cell office:value-type="float" office:value="0.345989">
            <text:p>0.345989</text:p>
          </table:table-cell>
        </table:table-row>
        <table:table-row table:style-name="ro1">
          <table:table-cell office:value-type="float" office:value="5640.02996803782">
            <text:p>5640.0299680378</text:p>
          </table:table-cell>
          <table:table-cell office:value-type="float" office:value="0.346031">
            <text:p>0.346031</text:p>
          </table:table-cell>
        </table:table-row>
        <table:table-row table:style-name="ro1">
          <table:table-cell office:value-type="float" office:value="5655.01553603782">
            <text:p>5655.0155360378</text:p>
          </table:table-cell>
          <table:table-cell office:value-type="float" office:value="0.361729">
            <text:p>0.361729</text:p>
          </table:table-cell>
        </table:table-row>
        <table:table-row table:style-name="ro1">
          <table:table-cell office:value-type="float" office:value="5670.01681603782">
            <text:p>5670.0168160378</text:p>
          </table:table-cell>
          <table:table-cell office:value-type="float" office:value="0.362006">
            <text:p>0.362006</text:p>
          </table:table-cell>
        </table:table-row>
        <table:table-row table:style-name="ro1">
          <table:table-cell office:value-type="float" office:value="5685.01585603782">
            <text:p>5685.0158560378</text:p>
          </table:table-cell>
          <table:table-cell office:value-type="float" office:value="0.342258">
            <text:p>0.342258</text:p>
          </table:table-cell>
        </table:table-row>
        <table:table-row table:style-name="ro1">
          <table:table-cell office:value-type="float" office:value="5700.05438419048">
            <text:p>5700.0543841905</text:p>
          </table:table-cell>
          <table:table-cell office:value-type="float" office:value="0.34082">
            <text:p>0.34082</text:p>
          </table:table-cell>
        </table:table-row>
        <table:table-row table:style-name="ro1">
          <table:table-cell office:value-type="float" office:value="5715.01620803782">
            <text:p>5715.0162080378</text:p>
          </table:table-cell>
          <table:table-cell office:value-type="float" office:value="0.365206">
            <text:p>0.365206</text:p>
          </table:table-cell>
        </table:table-row>
        <table:table-row table:style-name="ro1">
          <table:table-cell office:value-type="float" office:value="5730.01649603782">
            <text:p>5730.0164960378</text:p>
          </table:table-cell>
          <table:table-cell office:value-type="float" office:value="0.365609">
            <text:p>0.365609</text:p>
          </table:table-cell>
        </table:table-row>
        <table:table-row table:style-name="ro1">
          <table:table-cell office:value-type="float" office:value="5745.01713603782">
            <text:p>5745.0171360378</text:p>
          </table:table-cell>
          <table:table-cell office:value-type="float" office:value="0.365806">
            <text:p>0.365806</text:p>
          </table:table-cell>
        </table:table-row>
        <table:table-row table:style-name="ro1">
          <table:table-cell office:value-type="float" office:value="5760.01558403782">
            <text:p>5760.0155840378</text:p>
          </table:table-cell>
          <table:table-cell office:value-type="float" office:value="0.386067">
            <text:p>0.386067</text:p>
          </table:table-cell>
        </table:table-row>
        <table:table-row table:style-name="ro1">
          <table:table-cell office:value-type="float" office:value="5775.01782403782">
            <text:p>5775.0178240378</text:p>
          </table:table-cell>
          <table:table-cell office:value-type="float" office:value="0.384767">
            <text:p>0.384767</text:p>
          </table:table-cell>
        </table:table-row>
        <table:table-row table:style-name="ro1">
          <table:table-cell office:value-type="float" office:value="5790.01521603782">
            <text:p>5790.0152160378</text:p>
          </table:table-cell>
          <table:table-cell office:value-type="float" office:value="0.383879">
            <text:p>0.383879</text:p>
          </table:table-cell>
        </table:table-row>
        <table:table-row table:style-name="ro1">
          <table:table-cell office:value-type="float" office:value="5805.01905603782">
            <text:p>5805.0190560378</text:p>
          </table:table-cell>
          <table:table-cell office:value-type="float" office:value="0.361956">
            <text:p>0.361956</text:p>
          </table:table-cell>
        </table:table-row>
        <table:table-row table:style-name="ro1">
          <table:table-cell office:value-type="float" office:value="5820.01777603782">
            <text:p>5820.0177760378</text:p>
          </table:table-cell>
          <table:table-cell office:value-type="float" office:value="0.362037">
            <text:p>0.362037</text:p>
          </table:table-cell>
        </table:table-row>
        <table:table-row table:style-name="ro1">
          <table:table-cell office:value-type="float" office:value="5835.01745603782">
            <text:p>5835.0174560378</text:p>
          </table:table-cell>
          <table:table-cell office:value-type="float" office:value="0.362101">
            <text:p>0.362101</text:p>
          </table:table-cell>
        </table:table-row>
        <table:table-row table:style-name="ro1">
          <table:table-cell office:value-type="float" office:value="5850.01777603782">
            <text:p>5850.0177760378</text:p>
          </table:table-cell>
          <table:table-cell office:value-type="float" office:value="0.382575">
            <text:p>0.382575</text:p>
          </table:table-cell>
        </table:table-row>
        <table:table-row table:style-name="ro1">
          <table:table-cell office:value-type="float" office:value="5865.02324803782">
            <text:p>5865.0232480378</text:p>
          </table:table-cell>
          <table:table-cell office:value-type="float" office:value="0.382641">
            <text:p>0.382641</text:p>
          </table:table-cell>
        </table:table-row>
        <table:table-row table:style-name="ro1">
          <table:table-cell office:value-type="float" office:value="5880.01273603782">
            <text:p>5880.0127360378</text:p>
          </table:table-cell>
          <table:table-cell office:value-type="float" office:value="0.361433">
            <text:p>0.361433</text:p>
          </table:table-cell>
        </table:table-row>
        <table:table-row table:style-name="ro1">
          <table:table-cell office:value-type="float" office:value="5895.01465603782">
            <text:p>5895.0146560378</text:p>
          </table:table-cell>
          <table:table-cell office:value-type="float" office:value="0.361161">
            <text:p>0.361161</text:p>
          </table:table-cell>
        </table:table-row>
        <table:table-row table:style-name="ro1">
          <table:table-cell office:value-type="float" office:value="5910.02137603782">
            <text:p>5910.0213760378</text:p>
          </table:table-cell>
          <table:table-cell office:value-type="float" office:value="0.340804">
            <text:p>0.340804</text:p>
          </table:table-cell>
        </table:table-row>
        <table:table-row table:style-name="ro1">
          <table:table-cell office:value-type="float" office:value="5925.01590403782">
            <text:p>5925.0159040378</text:p>
          </table:table-cell>
          <table:table-cell office:value-type="float" office:value="0.342229">
            <text:p>0.342229</text:p>
          </table:table-cell>
        </table:table-row>
        <table:table-row table:style-name="ro1">
          <table:table-cell office:value-type="float" office:value="5940.01713603782">
            <text:p>5940.0171360378</text:p>
          </table:table-cell>
          <table:table-cell office:value-type="float" office:value="0.322896">
            <text:p>0.322896</text:p>
          </table:table-cell>
        </table:table-row>
        <table:table-row table:style-name="ro1">
          <table:table-cell office:value-type="float" office:value="5955.01681603782">
            <text:p>5955.0168160378</text:p>
          </table:table-cell>
          <table:table-cell office:value-type="float" office:value="0.327892">
            <text:p>0.327892</text:p>
          </table:table-cell>
        </table:table-row>
        <table:table-row table:style-name="ro1">
          <table:table-cell office:value-type="float" office:value="5970.01686403782">
            <text:p>5970.0168640378</text:p>
          </table:table-cell>
          <table:table-cell office:value-type="float" office:value="0.308876">
            <text:p>0.308876</text:p>
          </table:table-cell>
        </table:table-row>
        <table:table-row table:style-name="ro1">
          <table:table-cell office:value-type="float" office:value="5985.01777603782">
            <text:p>5985.0177760378</text:p>
          </table:table-cell>
          <table:table-cell office:value-type="float" office:value="0.331326">
            <text:p>0.331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03:24:36</dc:date>
    <meta:document-statistic meta:table-count="1" meta:cell-count="79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19cm" svg:height="10.465cm" xlink:href=".." xlink:type="simple" chart:class="chart:scatter" chart:style-name="ch1">
        <chart:plot-area chart:style-name="ch2" table:cell-range-address="Sheet1.A1:Sheet1.B398" chart:data-source-has-labels="row" svg:x="1.723cm" svg:y="0.971cm" svg:width="18.456cm" svg:height="8.012cm">
          <chartooo:coordinate-region svg:x="2.159cm" svg:y="1.17cm" svg:width="17.648cm" svg:height="7.166cm"/>
          <chart:axis chart:dimension="x" chart:name="primary-x" chart:style-name="ch3">
            <chart:title svg:x="9.79cm" svg:y="9.192cm" chart:style-name="ch4">
              <text:p>tempo (s)</text:p>
            </chart:title>
          </chart:axis>
          <chart:axis chart:dimension="y" chart:name="primary-y" chart:style-name="ch5">
            <chart:title svg:x="0.451cm" svg:y="7.659cm" chart:style-name="ch6">
              <text:p>erro de localização (m)</text:p>
            </chart:title>
            <chart:grid chart:style-name="ch7" chart:class="major"/>
          </chart:axis>
          <chart:series chart:style-name="ch8" chart:values-cell-range-address="Sheet1.B2:Sheet1.B398" chart:label-cell-address="Sheet1.B1:Sheet1.B1" chart:class="chart:scatter">
            <chart:domain table:cell-range-address="Sheet1.A2:Sheet1.A398"/>
            <chart:data-point chart:repeated="3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oS01.baseStation[0].app.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023637519069">
                <text:p>30.023637519069</text:p>
                <draw:g>
                  <svg:desc>Sheet1.A2:Sheet1.A398</svg:desc>
                </draw:g>
              </table:table-cell>
              <table:table-cell office:value-type="float" office:value="4.44268">
                <text:p>4.44268</text:p>
                <draw:g>
                  <svg:desc>Sheet1.B2:Sheet1.B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014368021134">
                <text:p>45.014368021134</text:p>
              </table:table-cell>
              <table:table-cell office:value-type="float" office:value="4.44182">
                <text:p>4.44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1168021134">
                <text:p>60.011168021134</text:p>
              </table:table-cell>
              <table:table-cell office:value-type="float" office:value="4.44248">
                <text:p>4.44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010560021134">
                <text:p>75.010560021134</text:p>
              </table:table-cell>
              <table:table-cell office:value-type="float" office:value="4.44198">
                <text:p>4.44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012720021134">
                <text:p>90.012720021134</text:p>
              </table:table-cell>
              <table:table-cell office:value-type="float" office:value="4.44121">
                <text:p>4.44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010208019169">
                <text:p>105.010208019169</text:p>
              </table:table-cell>
              <table:table-cell office:value-type="float" office:value="5.98876">
                <text:p>5.98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.010240019169">
                <text:p>120.010240019169</text:p>
              </table:table-cell>
              <table:table-cell office:value-type="float" office:value="5.98937">
                <text:p>5.98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.012080019169">
                <text:p>135.012080019169</text:p>
              </table:table-cell>
              <table:table-cell office:value-type="float" office:value="5.98952">
                <text:p>5.98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.012768019169">
                <text:p>150.012768019169</text:p>
              </table:table-cell>
              <table:table-cell office:value-type="float" office:value="5.99214">
                <text:p>5.99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.016880019169">
                <text:p>165.016880019169</text:p>
              </table:table-cell>
              <table:table-cell office:value-type="float" office:value="5.99188">
                <text:p>5.99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.011440019169">
                <text:p>180.011440019169</text:p>
              </table:table-cell>
              <table:table-cell office:value-type="float" office:value="5.99236">
                <text:p>5.99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011840019169">
                <text:p>195.011840019169</text:p>
              </table:table-cell>
              <table:table-cell office:value-type="float" office:value="5.99243">
                <text:p>5.99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.020304019169">
                <text:p>210.020304019169</text:p>
              </table:table-cell>
              <table:table-cell office:value-type="float" office:value="5.99238">
                <text:p>5.9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.008608019169">
                <text:p>225.008608019169</text:p>
              </table:table-cell>
              <table:table-cell office:value-type="float" office:value="5.99293">
                <text:p>5.99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.009248019169">
                <text:p>240.009248019169</text:p>
              </table:table-cell>
              <table:table-cell office:value-type="float" office:value="5.99291">
                <text:p>5.99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012160019169">
                <text:p>255.012160019169</text:p>
              </table:table-cell>
              <table:table-cell office:value-type="float" office:value="5.99331">
                <text:p>5.99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.011120019169">
                <text:p>270.011120019169</text:p>
              </table:table-cell>
              <table:table-cell office:value-type="float" office:value="5.99328">
                <text:p>5.99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.016000019169">
                <text:p>285.016000019169</text:p>
              </table:table-cell>
              <table:table-cell office:value-type="float" office:value="5.99326">
                <text:p>5.99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.012800019169">
                <text:p>300.012800019169</text:p>
              </table:table-cell>
              <table:table-cell office:value-type="float" office:value="5.99117">
                <text:p>5.99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.013040019169">
                <text:p>315.013040019169</text:p>
              </table:table-cell>
              <table:table-cell office:value-type="float" office:value="5.99153">
                <text:p>5.99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.013040019169">
                <text:p>330.013040019169</text:p>
              </table:table-cell>
              <table:table-cell office:value-type="float" office:value="5.99136">
                <text:p>5.99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5.007648019169">
                <text:p>345.007648019169</text:p>
              </table:table-cell>
              <table:table-cell office:value-type="float" office:value="5.99177">
                <text:p>5.99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0.014048019169">
                <text:p>360.014048019169</text:p>
              </table:table-cell>
              <table:table-cell office:value-type="float" office:value="5.99188">
                <text:p>5.99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.015008019169">
                <text:p>375.015008019169</text:p>
              </table:table-cell>
              <table:table-cell office:value-type="float" office:value="5.99188">
                <text:p>5.99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.012160019169">
                <text:p>390.012160019169</text:p>
              </table:table-cell>
              <table:table-cell office:value-type="float" office:value="5.99248">
                <text:p>5.99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.011488018824">
                <text:p>405.011488018824</text:p>
              </table:table-cell>
              <table:table-cell office:value-type="float" office:value="5.22184">
                <text:p>5.22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.009888036042">
                <text:p>420.009888036042</text:p>
              </table:table-cell>
              <table:table-cell office:value-type="float" office:value="5.89387">
                <text:p>5.89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.045487262152">
                <text:p>435.045487262152</text:p>
              </table:table-cell>
              <table:table-cell office:value-type="float" office:value="5.44689">
                <text:p>5.44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0.010880041164">
                <text:p>450.010880041164</text:p>
              </table:table-cell>
              <table:table-cell office:value-type="float" office:value="4.92211">
                <text:p>4.92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0.010480041164">
                <text:p>480.010480041164</text:p>
              </table:table-cell>
              <table:table-cell office:value-type="float" office:value="4.39827">
                <text:p>4.39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.031153761188">
                <text:p>495.031153761188</text:p>
              </table:table-cell>
              <table:table-cell office:value-type="float" office:value="4.01364">
                <text:p>4.01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0.013120024061">
                <text:p>510.013120024061</text:p>
              </table:table-cell>
              <table:table-cell office:value-type="float" office:value="3.62716">
                <text:p>3.62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.012720024061">
                <text:p>525.012720024061</text:p>
              </table:table-cell>
              <table:table-cell office:value-type="float" office:value="3.24735">
                <text:p>3.24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.010848024061">
                <text:p>540.010848024061</text:p>
              </table:table-cell>
              <table:table-cell office:value-type="float" office:value="2.86189">
                <text:p>2.86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5.018192024061">
                <text:p>555.018192024061</text:p>
              </table:table-cell>
              <table:table-cell office:value-type="float" office:value="2.47826">
                <text:p>2.47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0.011120024061">
                <text:p>570.011120024061</text:p>
              </table:table-cell>
              <table:table-cell office:value-type="float" office:value="2.10551">
                <text:p>2.10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5.016320041164">
                <text:p>585.016320041164</text:p>
              </table:table-cell>
              <table:table-cell office:value-type="float" office:value="1.65097">
                <text:p>1.65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.009280024061">
                <text:p>600.009280024061</text:p>
              </table:table-cell>
              <table:table-cell office:value-type="float" office:value="1.73757">
                <text:p>1.73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5.009520024061">
                <text:p>615.009520024061</text:p>
              </table:table-cell>
              <table:table-cell office:value-type="float" office:value="1.87266">
                <text:p>1.87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0.011200041164">
                <text:p>630.011200041164</text:p>
              </table:table-cell>
              <table:table-cell office:value-type="float" office:value="1.87253">
                <text:p>1.87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5.009568024061">
                <text:p>645.009568024061</text:p>
              </table:table-cell>
              <table:table-cell office:value-type="float" office:value="1.8727">
                <text:p>1.8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.013360024061">
                <text:p>660.013360024061</text:p>
              </table:table-cell>
              <table:table-cell office:value-type="float" office:value="1.87245">
                <text:p>1.87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5.012480024061">
                <text:p>675.012480024061</text:p>
              </table:table-cell>
              <table:table-cell office:value-type="float" office:value="1.87271">
                <text:p>1.87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0.012480041164">
                <text:p>690.012480041164</text:p>
              </table:table-cell>
              <table:table-cell office:value-type="float" office:value="1.7378">
                <text:p>1.7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5.010480041164">
                <text:p>705.010480041164</text:p>
              </table:table-cell>
              <table:table-cell office:value-type="float" office:value="1.60273">
                <text:p>1.60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0.011440041164">
                <text:p>720.011440041164</text:p>
              </table:table-cell>
              <table:table-cell office:value-type="float" office:value="1.46838">
                <text:p>1.46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5.014592024061">
                <text:p>735.014592024061</text:p>
              </table:table-cell>
              <table:table-cell office:value-type="float" office:value="1.57293">
                <text:p>1.57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0.009920024061">
                <text:p>750.009920024061</text:p>
              </table:table-cell>
              <table:table-cell office:value-type="float" office:value="1.57205">
                <text:p>1.57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.015232041164">
                <text:p>765.015232041164</text:p>
              </table:table-cell>
              <table:table-cell office:value-type="float" office:value="1.44108">
                <text:p>1.4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0.008608041164">
                <text:p>780.008608041164</text:p>
              </table:table-cell>
              <table:table-cell office:value-type="float" office:value="1.46839">
                <text:p>1.46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5.013680024061">
                <text:p>795.013680024061</text:p>
              </table:table-cell>
              <table:table-cell office:value-type="float" office:value="1.46799">
                <text:p>1.46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0.013440024061">
                <text:p>810.013440024061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5.009920041164">
                <text:p>825.009920041164</text:p>
              </table:table-cell>
              <table:table-cell office:value-type="float" office:value="1.33334">
                <text:p>1.33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0.009248024061">
                <text:p>840.009248024061</text:p>
              </table:table-cell>
              <table:table-cell office:value-type="float" office:value="1.46765">
                <text:p>1.46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5.012080024061">
                <text:p>855.012080024061</text:p>
              </table:table-cell>
              <table:table-cell office:value-type="float" office:value="1.60227">
                <text:p>1.60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0.010528024061">
                <text:p>870.010528024061</text:p>
              </table:table-cell>
              <table:table-cell office:value-type="float" office:value="1.7367">
                <text:p>1.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5.012400041164">
                <text:p>885.012400041164</text:p>
              </table:table-cell>
              <table:table-cell office:value-type="float" office:value="1.60216">
                <text:p>1.60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.009600024061">
                <text:p>900.009600024061</text:p>
              </table:table-cell>
              <table:table-cell office:value-type="float" office:value="1.60243">
                <text:p>1.60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5.012400024061">
                <text:p>915.012400024061</text:p>
              </table:table-cell>
              <table:table-cell office:value-type="float" office:value="1.73672">
                <text:p>1.73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0.015232041164">
                <text:p>930.015232041164</text:p>
              </table:table-cell>
              <table:table-cell office:value-type="float" office:value="1.70334">
                <text:p>1.70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5.014720024061">
                <text:p>945.014720024061</text:p>
              </table:table-cell>
              <table:table-cell office:value-type="float" office:value="1.7036">
                <text:p>1.7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0.013040024061">
                <text:p>960.013040024061</text:p>
              </table:table-cell>
              <table:table-cell office:value-type="float" office:value="1.70355">
                <text:p>1.70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5.011760041164">
                <text:p>975.011760041164</text:p>
              </table:table-cell>
              <table:table-cell office:value-type="float" office:value="1.70381">
                <text:p>1.70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0.008960041164">
                <text:p>990.008960041164</text:p>
              </table:table-cell>
              <table:table-cell office:value-type="float" office:value="1.60356">
                <text:p>1.60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5.01276802406">
                <text:p>1005.01276802406</text:p>
              </table:table-cell>
              <table:table-cell office:value-type="float" office:value="1.60386">
                <text:p>1.60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0.01024002299">
                <text:p>1020.01024002299</text:p>
              </table:table-cell>
              <table:table-cell office:value-type="float" office:value="2.57952">
                <text:p>2.57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5.00952002582">
                <text:p>1035.00952002582</text:p>
              </table:table-cell>
              <table:table-cell office:value-type="float" office:value="3.89608">
                <text:p>3.896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50.01280002582">
                <text:p>1050.01280002582</text:p>
              </table:table-cell>
              <table:table-cell office:value-type="float" office:value="3.57465">
                <text:p>3.57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5.01272002582">
                <text:p>1065.01272002582</text:p>
              </table:table-cell>
              <table:table-cell office:value-type="float" office:value="3.26615">
                <text:p>3.26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0.01280002582">
                <text:p>1080.01280002582</text:p>
              </table:table-cell>
              <table:table-cell office:value-type="float" office:value="2.86511">
                <text:p>2.86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5.01555202582">
                <text:p>1095.01555202582</text:p>
              </table:table-cell>
              <table:table-cell office:value-type="float" office:value="2.60938">
                <text:p>2.60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0.01208002582">
                <text:p>1110.01208002582</text:p>
              </table:table-cell>
              <table:table-cell office:value-type="float" office:value="2.38714">
                <text:p>2.387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5.01272002582">
                <text:p>1125.01272002582</text:p>
              </table:table-cell>
              <table:table-cell office:value-type="float" office:value="2.13901">
                <text:p>2.13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0.00960002582">
                <text:p>1140.00960002582</text:p>
              </table:table-cell>
              <table:table-cell office:value-type="float" office:value="1.86169">
                <text:p>1.86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5.01176002582">
                <text:p>1155.01176002582</text:p>
              </table:table-cell>
              <table:table-cell office:value-type="float" office:value="1.83768">
                <text:p>1.83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0.01056002582">
                <text:p>1170.01056002582</text:p>
              </table:table-cell>
              <table:table-cell office:value-type="float" office:value="1.83744">
                <text:p>1.83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5.01432002582">
                <text:p>1185.01432002582</text:p>
              </table:table-cell>
              <table:table-cell office:value-type="float" office:value="1.83748">
                <text:p>1.83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.01432002582">
                <text:p>1200.01432002582</text:p>
              </table:table-cell>
              <table:table-cell office:value-type="float" office:value="1.83844">
                <text:p>1.83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5.01304002582">
                <text:p>1215.01304002582</text:p>
              </table:table-cell>
              <table:table-cell office:value-type="float" office:value="1.83791">
                <text:p>1.837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0.01112002582">
                <text:p>1230.01112002582</text:p>
              </table:table-cell>
              <table:table-cell office:value-type="float" office:value="1.83804">
                <text:p>1.8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5.00896002582">
                <text:p>1245.00896002582</text:p>
              </table:table-cell>
              <table:table-cell office:value-type="float" office:value="1.83818">
                <text:p>1.83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0.01336002582">
                <text:p>1260.01336002582</text:p>
              </table:table-cell>
              <table:table-cell office:value-type="float" office:value="1.83818">
                <text:p>1.83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5.01528002582">
                <text:p>1275.01528002582</text:p>
              </table:table-cell>
              <table:table-cell office:value-type="float" office:value="1.83786">
                <text:p>1.837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0.01024002582">
                <text:p>1290.01024002582</text:p>
              </table:table-cell>
              <table:table-cell office:value-type="float" office:value="1.83794">
                <text:p>1.83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5.00764802582">
                <text:p>1305.00764802582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0.01915202582">
                <text:p>1320.01915202582</text:p>
              </table:table-cell>
              <table:table-cell office:value-type="float" office:value="1.83571">
                <text:p>1.83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5.01148802582">
                <text:p>1335.01148802582</text:p>
              </table:table-cell>
              <table:table-cell office:value-type="float" office:value="1.83553">
                <text:p>1.835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0.00928002582">
                <text:p>1350.00928002582</text:p>
              </table:table-cell>
              <table:table-cell office:value-type="float" office:value="1.83465">
                <text:p>1.83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5.01120002582">
                <text:p>1365.01120002582</text:p>
              </table:table-cell>
              <table:table-cell office:value-type="float" office:value="1.83511">
                <text:p>1.83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0.01304002582">
                <text:p>1380.01304002582</text:p>
              </table:table-cell>
              <table:table-cell office:value-type="float" office:value="1.83553">
                <text:p>1.83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5.01176002582">
                <text:p>1395.01176002582</text:p>
              </table:table-cell>
              <table:table-cell office:value-type="float" office:value="1.83496">
                <text:p>1.83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0.00956802582">
                <text:p>1410.00956802582</text:p>
              </table:table-cell>
              <table:table-cell office:value-type="float" office:value="1.83472">
                <text:p>1.83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25.01120002582">
                <text:p>1425.01120002582</text:p>
              </table:table-cell>
              <table:table-cell office:value-type="float" office:value="1.83478">
                <text:p>1.83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.00988802582">
                <text:p>1440.00988802582</text:p>
              </table:table-cell>
              <table:table-cell office:value-type="float" office:value="1.83457">
                <text:p>1.83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5.01052802582">
                <text:p>1455.01052802582</text:p>
              </table:table-cell>
              <table:table-cell office:value-type="float" office:value="1.83453">
                <text:p>1.834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0.01248002582">
                <text:p>1470.01248002582</text:p>
              </table:table-cell>
              <table:table-cell office:value-type="float" office:value="1.83561">
                <text:p>1.83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5.00956802582">
                <text:p>1485.00956802582</text:p>
              </table:table-cell>
              <table:table-cell office:value-type="float" office:value="1.83525">
                <text:p>1.83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.00764802582">
                <text:p>1500.00764802582</text:p>
              </table:table-cell>
              <table:table-cell office:value-type="float" office:value="1.83537">
                <text:p>1.83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5.01312002582">
                <text:p>1515.01312002582</text:p>
              </table:table-cell>
              <table:table-cell office:value-type="float" office:value="1.83543">
                <text:p>1.83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0.00892802582">
                <text:p>1530.00892802582</text:p>
              </table:table-cell>
              <table:table-cell office:value-type="float" office:value="1.83583">
                <text:p>1.835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5.01208002582">
                <text:p>1545.01208002582</text:p>
              </table:table-cell>
              <table:table-cell office:value-type="float" office:value="1.8354">
                <text:p>1.8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0.01176002582">
                <text:p>1560.01176002582</text:p>
              </table:table-cell>
              <table:table-cell office:value-type="float" office:value="1.83581">
                <text:p>1.83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5.02075202582">
                <text:p>1575.02075202582</text:p>
              </table:table-cell>
              <table:table-cell office:value-type="float" office:value="1.83573">
                <text:p>1.83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0.01747202582">
                <text:p>1590.01747202582</text:p>
              </table:table-cell>
              <table:table-cell office:value-type="float" office:value="1.83567">
                <text:p>1.83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5.00860802582">
                <text:p>1605.00860802582</text:p>
              </table:table-cell>
              <table:table-cell office:value-type="float" office:value="1.83555">
                <text:p>1.835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0.01404802582">
                <text:p>1620.01404802582</text:p>
              </table:table-cell>
              <table:table-cell office:value-type="float" office:value="1.83547">
                <text:p>1.83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35.01372802582">
                <text:p>1635.01372802582</text:p>
              </table:table-cell>
              <table:table-cell office:value-type="float" office:value="1.8355">
                <text:p>1.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0.00960002582">
                <text:p>1650.00960002582</text:p>
              </table:table-cell>
              <table:table-cell office:value-type="float" office:value="1.83647">
                <text:p>1.83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5.01344002582">
                <text:p>1665.01344002582</text:p>
              </table:table-cell>
              <table:table-cell office:value-type="float" office:value="1.83658">
                <text:p>1.83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0.00896002582">
                <text:p>1680.00896002582</text:p>
              </table:table-cell>
              <table:table-cell office:value-type="float" office:value="1.83545">
                <text:p>1.83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95.01368002582">
                <text:p>1695.01368002582</text:p>
              </table:table-cell>
              <table:table-cell office:value-type="float" office:value="1.83518">
                <text:p>1.83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0.01216002582">
                <text:p>1710.01216002582</text:p>
              </table:table-cell>
              <table:table-cell office:value-type="float" office:value="1.83477">
                <text:p>1.83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5.01208002582">
                <text:p>1725.01208002582</text:p>
              </table:table-cell>
              <table:table-cell office:value-type="float" office:value="1.83536">
                <text:p>1.83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40.01532802582">
                <text:p>1740.01532802582</text:p>
              </table:table-cell>
              <table:table-cell office:value-type="float" office:value="1.83514">
                <text:p>1.835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5.01212802582">
                <text:p>1755.01212802582</text:p>
              </table:table-cell>
              <table:table-cell office:value-type="float" office:value="1.83544">
                <text:p>1.835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0.01240002582">
                <text:p>1770.01240002582</text:p>
              </table:table-cell>
              <table:table-cell office:value-type="float" office:value="1.83661">
                <text:p>1.836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5.01120002582">
                <text:p>1785.01120002582</text:p>
              </table:table-cell>
              <table:table-cell office:value-type="float" office:value="1.83693">
                <text:p>1.836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0.01048002582">
                <text:p>1800.01048002582</text:p>
              </table:table-cell>
              <table:table-cell office:value-type="float" office:value="1.83596">
                <text:p>1.83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15.01152002582">
                <text:p>1815.01152002582</text:p>
              </table:table-cell>
              <table:table-cell office:value-type="float" office:value="1.83639">
                <text:p>1.83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0.00764802582">
                <text:p>1830.00764802582</text:p>
              </table:table-cell>
              <table:table-cell office:value-type="float" office:value="1.83762">
                <text:p>1.83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5.0465281053">
                <text:p>1845.0465281053</text:p>
              </table:table-cell>
              <table:table-cell office:value-type="float" office:value="4.44492">
                <text:p>4.444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60.01024002582">
                <text:p>1860.01024002582</text:p>
              </table:table-cell>
              <table:table-cell office:value-type="float" office:value="1.83907">
                <text:p>1.83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75.01240002582">
                <text:p>1875.01240002582</text:p>
              </table:table-cell>
              <table:table-cell office:value-type="float" office:value="1.83885">
                <text:p>1.83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90.01312002582">
                <text:p>1890.01312002582</text:p>
              </table:table-cell>
              <table:table-cell office:value-type="float" office:value="1.83901">
                <text:p>1.839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5.01024002582">
                <text:p>1905.01024002582</text:p>
              </table:table-cell>
              <table:table-cell office:value-type="float" office:value="1.83977">
                <text:p>1.83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0.01880002582">
                <text:p>1920.01880002582</text:p>
              </table:table-cell>
              <table:table-cell office:value-type="float" office:value="1.83881">
                <text:p>1.838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35.00992002184">
                <text:p>1935.00992002184</text:p>
              </table:table-cell>
              <table:table-cell office:value-type="float" office:value="4.15541">
                <text:p>4.155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0.01024002184">
                <text:p>1950.01024002184</text:p>
              </table:table-cell>
              <table:table-cell office:value-type="float" office:value="4.15297">
                <text:p>4.152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65.00828802184">
                <text:p>1965.00828802184</text:p>
              </table:table-cell>
              <table:table-cell office:value-type="float" office:value="4.15318">
                <text:p>4.15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80.00956802184">
                <text:p>1980.00956802184</text:p>
              </table:table-cell>
              <table:table-cell office:value-type="float" office:value="4.15053">
                <text:p>4.150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5.01180802016">
                <text:p>1995.01180802016</text:p>
              </table:table-cell>
              <table:table-cell office:value-type="float" office:value="3.32459">
                <text:p>3.32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10.03921550807">
                <text:p>2010.03921550807</text:p>
              </table:table-cell>
              <table:table-cell office:value-type="float" office:value="8.47383">
                <text:p>8.47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5.01529604841">
                <text:p>2025.01529604841</text:p>
              </table:table-cell>
              <table:table-cell office:value-type="float" office:value="7.512">
                <text:p>7.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0.01654404841">
                <text:p>2040.01654404841</text:p>
              </table:table-cell>
              <table:table-cell office:value-type="float" office:value="6.55314">
                <text:p>6.55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55.01585604841">
                <text:p>2055.01585604841</text:p>
              </table:table-cell>
              <table:table-cell office:value-type="float" office:value="5.59525">
                <text:p>5.595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0.03374413944">
                <text:p>2070.03374413944</text:p>
              </table:table-cell>
              <table:table-cell office:value-type="float" office:value="4.63368">
                <text:p>4.633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5.01625604885">
                <text:p>2085.01625604885</text:p>
              </table:table-cell>
              <table:table-cell office:value-type="float" office:value="3.67285">
                <text:p>3.67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.01689604885">
                <text:p>2100.01689604885</text:p>
              </table:table-cell>
              <table:table-cell office:value-type="float" office:value="2.70945">
                <text:p>2.70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5.01558404885">
                <text:p>2115.01558404885</text:p>
              </table:table-cell>
              <table:table-cell office:value-type="float" office:value="1.75631">
                <text:p>1.75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0.01974404885">
                <text:p>2130.01974404885</text:p>
              </table:table-cell>
              <table:table-cell office:value-type="float" office:value="0.817329">
                <text:p>0.817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45.01777604885">
                <text:p>2145.01777604885</text:p>
              </table:table-cell>
              <table:table-cell office:value-type="float" office:value="0.34691">
                <text:p>0.346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60.01777604885">
                <text:p>2160.01777604885</text:p>
              </table:table-cell>
              <table:table-cell office:value-type="float" office:value="0.35546">
                <text:p>0.355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75.01393604885">
                <text:p>2175.01393604885</text:p>
              </table:table-cell>
              <table:table-cell office:value-type="float" office:value="0.203911">
                <text:p>0.203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0.02041604885">
                <text:p>2190.02041604885</text:p>
              </table:table-cell>
              <table:table-cell office:value-type="float" office:value="0.227218">
                <text:p>0.2272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05.01713604885">
                <text:p>2205.01713604885</text:p>
              </table:table-cell>
              <table:table-cell office:value-type="float" office:value="0.253668">
                <text:p>0.253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20.01622404885">
                <text:p>2220.01622404885</text:p>
              </table:table-cell>
              <table:table-cell office:value-type="float" office:value="0.250631">
                <text:p>0.2506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35.01625604885">
                <text:p>2235.01625604885</text:p>
              </table:table-cell>
              <table:table-cell office:value-type="float" office:value="0.269986">
                <text:p>0.2699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.01753604885">
                <text:p>2250.01753604885</text:p>
              </table:table-cell>
              <table:table-cell office:value-type="float" office:value="0.241235">
                <text:p>0.2412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65.01777604885">
                <text:p>2265.01777604885</text:p>
              </table:table-cell>
              <table:table-cell office:value-type="float" office:value="0.240113">
                <text:p>0.2401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80.01713604885">
                <text:p>2280.01713604885</text:p>
              </table:table-cell>
              <table:table-cell office:value-type="float" office:value="0.215637">
                <text:p>0.215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95.01809604885">
                <text:p>2295.01809604885</text:p>
              </table:table-cell>
              <table:table-cell office:value-type="float" office:value="0.236349">
                <text:p>0.2363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10.01553604885">
                <text:p>2310.01553604885</text:p>
              </table:table-cell>
              <table:table-cell office:value-type="float" office:value="0.212087">
                <text:p>0.2120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25.01809604885">
                <text:p>2325.01809604885</text:p>
              </table:table-cell>
              <table:table-cell office:value-type="float" office:value="0.36311">
                <text:p>0.363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40.01553604885">
                <text:p>2340.01553604885</text:p>
              </table:table-cell>
              <table:table-cell office:value-type="float" office:value="0.363153">
                <text:p>0.363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55.01174404885">
                <text:p>2355.01174404885</text:p>
              </table:table-cell>
              <table:table-cell office:value-type="float" office:value="0.362748">
                <text:p>0.362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70.01782404885">
                <text:p>2370.01782404885</text:p>
              </table:table-cell>
              <table:table-cell office:value-type="float" office:value="0.220277">
                <text:p>0.220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85.01241604885">
                <text:p>2385.01241604885</text:p>
              </table:table-cell>
              <table:table-cell office:value-type="float" office:value="0.178027">
                <text:p>0.178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0.01561604885">
                <text:p>2400.01561604885</text:p>
              </table:table-cell>
              <table:table-cell office:value-type="float" office:value="0.203331">
                <text:p>0.203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5.01433604885">
                <text:p>2415.01433604885</text:p>
              </table:table-cell>
              <table:table-cell office:value-type="float" office:value="0.182435">
                <text:p>0.1824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30.01777604885">
                <text:p>2430.01777604885</text:p>
              </table:table-cell>
              <table:table-cell office:value-type="float" office:value="0.207034">
                <text:p>0.207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45.01689604885">
                <text:p>2445.01689604885</text:p>
              </table:table-cell>
              <table:table-cell office:value-type="float" office:value="0.207345">
                <text:p>0.2073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60.01841604885">
                <text:p>2460.01841604885</text:p>
              </table:table-cell>
              <table:table-cell office:value-type="float" office:value="0.22939">
                <text:p>0.22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75.01425604885">
                <text:p>2475.01425604885</text:p>
              </table:table-cell>
              <table:table-cell office:value-type="float" office:value="0.203407">
                <text:p>0.203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90.01649604885">
                <text:p>2490.01649604885</text:p>
              </table:table-cell>
              <table:table-cell office:value-type="float" office:value="0.18557">
                <text:p>0.185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05.02073604885">
                <text:p>2505.02073604885</text:p>
              </table:table-cell>
              <table:table-cell office:value-type="float" office:value="0.160542">
                <text:p>0.160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0.01753604885">
                <text:p>2520.01753604885</text:p>
              </table:table-cell>
              <table:table-cell office:value-type="float" office:value="0.162549">
                <text:p>0.162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5.02513604885">
                <text:p>2535.02513604885</text:p>
              </table:table-cell>
              <table:table-cell office:value-type="float" office:value="0.159653">
                <text:p>0.1596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50.02097604885">
                <text:p>2550.02097604885</text:p>
              </table:table-cell>
              <table:table-cell office:value-type="float" office:value="0.14051">
                <text:p>0.14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65.01625604885">
                <text:p>2565.01625604885</text:p>
              </table:table-cell>
              <table:table-cell office:value-type="float" office:value="0.160338">
                <text:p>0.1603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80.01393604885">
                <text:p>2580.01393604885</text:p>
              </table:table-cell>
              <table:table-cell office:value-type="float" office:value="0.132097">
                <text:p>0.132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5.01617604885">
                <text:p>2595.01617604885</text:p>
              </table:table-cell>
              <table:table-cell office:value-type="float" office:value="0.134388">
                <text:p>0.134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0.01393604885">
                <text:p>2610.01393604885</text:p>
              </table:table-cell>
              <table:table-cell office:value-type="float" office:value="0.113669">
                <text:p>0.1136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25.01553604885">
                <text:p>2625.01553604885</text:p>
              </table:table-cell>
              <table:table-cell office:value-type="float" office:value="0.136522">
                <text:p>0.136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40.01457604885">
                <text:p>2640.01457604885</text:p>
              </table:table-cell>
              <table:table-cell office:value-type="float" office:value="0.13486">
                <text:p>0.13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55.02033604885">
                <text:p>2655.02033604885</text:p>
              </table:table-cell>
              <table:table-cell office:value-type="float" office:value="0.295081">
                <text:p>0.2950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70.01745604885">
                <text:p>2670.01745604885</text:p>
              </table:table-cell>
              <table:table-cell office:value-type="float" office:value="0.309378">
                <text:p>0.3093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85.01625604885">
                <text:p>2685.01625604885</text:p>
              </table:table-cell>
              <table:table-cell office:value-type="float" office:value="0.326811">
                <text:p>0.326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00.02036804885">
                <text:p>2700.02036804885</text:p>
              </table:table-cell>
              <table:table-cell office:value-type="float" office:value="0.340687">
                <text:p>0.3406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15.02284804885">
                <text:p>2715.02284804885</text:p>
              </table:table-cell>
              <table:table-cell office:value-type="float" office:value="0.340535">
                <text:p>0.3405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30.01366404885">
                <text:p>2730.01366404885</text:p>
              </table:table-cell>
              <table:table-cell office:value-type="float" office:value="0.347339">
                <text:p>0.347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5.01849604885">
                <text:p>2745.01849604885</text:p>
              </table:table-cell>
              <table:table-cell office:value-type="float" office:value="0.346959">
                <text:p>0.3469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60.01401604885">
                <text:p>2760.01401604885</text:p>
              </table:table-cell>
              <table:table-cell office:value-type="float" office:value="0.34601">
                <text:p>0.34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75.02809604885">
                <text:p>2775.02809604885</text:p>
              </table:table-cell>
              <table:table-cell office:value-type="float" office:value="0.345696">
                <text:p>0.3456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90.01748804885">
                <text:p>2790.01748804885</text:p>
              </table:table-cell>
              <table:table-cell office:value-type="float" office:value="0.360485">
                <text:p>0.3604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05.01980804885">
                <text:p>2805.01980804885</text:p>
              </table:table-cell>
              <table:table-cell office:value-type="float" office:value="0.382994">
                <text:p>0.382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20.01849604885">
                <text:p>2820.01849604885</text:p>
              </table:table-cell>
              <table:table-cell office:value-type="float" office:value="0.383465">
                <text:p>0.383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5.01777604885">
                <text:p>2835.01777604885</text:p>
              </table:table-cell>
              <table:table-cell office:value-type="float" office:value="0.383476">
                <text:p>0.383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50.01273604885">
                <text:p>2850.01273604885</text:p>
              </table:table-cell>
              <table:table-cell office:value-type="float" office:value="0.384162">
                <text:p>0.3841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65.01753604885">
                <text:p>2865.01753604885</text:p>
              </table:table-cell>
              <table:table-cell office:value-type="float" office:value="0.384639">
                <text:p>0.384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80.01521604885">
                <text:p>2880.01521604885</text:p>
              </table:table-cell>
              <table:table-cell office:value-type="float" office:value="0.405086">
                <text:p>0.4050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95.02156804885">
                <text:p>2895.02156804885</text:p>
              </table:table-cell>
              <table:table-cell office:value-type="float" office:value="0.404436">
                <text:p>0.404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10.02348804885">
                <text:p>2910.02348804885</text:p>
              </table:table-cell>
              <table:table-cell office:value-type="float" office:value="0.423769">
                <text:p>0.423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25.02417604885">
                <text:p>2925.02417604885</text:p>
              </table:table-cell>
              <table:table-cell office:value-type="float" office:value="0.400806">
                <text:p>0.4008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40.01809604885">
                <text:p>2940.01809604885</text:p>
              </table:table-cell>
              <table:table-cell office:value-type="float" office:value="0.400619">
                <text:p>0.4006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55.01654404885">
                <text:p>2955.01654404885</text:p>
              </table:table-cell>
              <table:table-cell office:value-type="float" office:value="0.380395">
                <text:p>0.380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70.01873604885">
                <text:p>2970.01873604885</text:p>
              </table:table-cell>
              <table:table-cell office:value-type="float" office:value="0.380472">
                <text:p>0.3804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85.02454404885">
                <text:p>2985.02454404885</text:p>
              </table:table-cell>
              <table:table-cell office:value-type="float" office:value="0.363936">
                <text:p>0.363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00.01777604885">
                <text:p>3000.01777604885</text:p>
              </table:table-cell>
              <table:table-cell office:value-type="float" office:value="0.36446">
                <text:p>0.364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15.01654404885">
                <text:p>3015.01654404885</text:p>
              </table:table-cell>
              <table:table-cell office:value-type="float" office:value="0.340038">
                <text:p>0.340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30.01369604885">
                <text:p>3030.01369604885</text:p>
              </table:table-cell>
              <table:table-cell office:value-type="float" office:value="0.340233">
                <text:p>0.3402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5.01553604885">
                <text:p>3045.01553604885</text:p>
              </table:table-cell>
              <table:table-cell office:value-type="float" office:value="0.34034">
                <text:p>0.340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60.01489604885">
                <text:p>3060.01489604885</text:p>
              </table:table-cell>
              <table:table-cell office:value-type="float" office:value="0.34046">
                <text:p>0.340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75.01905604885">
                <text:p>3075.01905604885</text:p>
              </table:table-cell>
              <table:table-cell office:value-type="float" office:value="0.362015">
                <text:p>0.3620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90.01617604885">
                <text:p>3090.01617604885</text:p>
              </table:table-cell>
              <table:table-cell office:value-type="float" office:value="0.362445">
                <text:p>0.362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05.01617604885">
                <text:p>3105.01617604885</text:p>
              </table:table-cell>
              <table:table-cell office:value-type="float" office:value="0.38297">
                <text:p>0.38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20.01721604885">
                <text:p>3120.01721604885</text:p>
              </table:table-cell>
              <table:table-cell office:value-type="float" office:value="0.382126">
                <text:p>0.3821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35.01713604885">
                <text:p>3135.01713604885</text:p>
              </table:table-cell>
              <table:table-cell office:value-type="float" office:value="0.379462">
                <text:p>0.379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50.01745604885">
                <text:p>3150.01745604885</text:p>
              </table:table-cell>
              <table:table-cell office:value-type="float" office:value="0.358795">
                <text:p>0.3587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65.01657604885">
                <text:p>3165.01657604885</text:p>
              </table:table-cell>
              <table:table-cell office:value-type="float" office:value="0.3666">
                <text:p>0.3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80.01177604885">
                <text:p>3180.01177604885</text:p>
              </table:table-cell>
              <table:table-cell office:value-type="float" office:value="0.194024">
                <text:p>0.194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5.01937604885">
                <text:p>3195.01937604885</text:p>
              </table:table-cell>
              <table:table-cell office:value-type="float" office:value="0.198359">
                <text:p>0.198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10.02028804885">
                <text:p>3210.02028804885</text:p>
              </table:table-cell>
              <table:table-cell office:value-type="float" office:value="0.197349">
                <text:p>0.1973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25.01905604885">
                <text:p>3225.01905604885</text:p>
              </table:table-cell>
              <table:table-cell office:value-type="float" office:value="0.197864">
                <text:p>0.1978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40.01561604885">
                <text:p>3240.01561604885</text:p>
              </table:table-cell>
              <table:table-cell office:value-type="float" office:value="0.173898">
                <text:p>0.1738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55.01777604885">
                <text:p>3255.01777604885</text:p>
              </table:table-cell>
              <table:table-cell office:value-type="float" office:value="0.170244">
                <text:p>0.1702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70.01206404885">
                <text:p>3270.01206404885</text:p>
              </table:table-cell>
              <table:table-cell office:value-type="float" office:value="0.145206">
                <text:p>0.1452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85.01713604885">
                <text:p>3285.01713604885</text:p>
              </table:table-cell>
              <table:table-cell office:value-type="float" office:value="0.168007">
                <text:p>0.168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00.01462404885">
                <text:p>3300.01462404885</text:p>
              </table:table-cell>
              <table:table-cell office:value-type="float" office:value="0.206818">
                <text:p>0.2068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15.01745604885">
                <text:p>3315.01745604885</text:p>
              </table:table-cell>
              <table:table-cell office:value-type="float" office:value="0.205176">
                <text:p>0.205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30.01878404885">
                <text:p>3330.01878404885</text:p>
              </table:table-cell>
              <table:table-cell office:value-type="float" office:value="0.355623">
                <text:p>0.355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45.01809604885">
                <text:p>3345.01809604885</text:p>
              </table:table-cell>
              <table:table-cell office:value-type="float" office:value="0.355448">
                <text:p>0.3554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60.01457604885">
                <text:p>3360.01457604885</text:p>
              </table:table-cell>
              <table:table-cell office:value-type="float" office:value="0.338606">
                <text:p>0.338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75.01590404885">
                <text:p>3375.01590404885</text:p>
              </table:table-cell>
              <table:table-cell office:value-type="float" office:value="0.321676">
                <text:p>0.3216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90.01974404885">
                <text:p>3390.01974404885</text:p>
              </table:table-cell>
              <table:table-cell office:value-type="float" office:value="0.339673">
                <text:p>0.3396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05.01585604885">
                <text:p>3405.01585604885</text:p>
              </table:table-cell>
              <table:table-cell office:value-type="float" office:value="0.339636">
                <text:p>0.3396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20.01649604885">
                <text:p>3420.01649604885</text:p>
              </table:table-cell>
              <table:table-cell office:value-type="float" office:value="0.341944">
                <text:p>0.3419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35.01868804885">
                <text:p>3435.01868804885</text:p>
              </table:table-cell>
              <table:table-cell office:value-type="float" office:value="0.34227">
                <text:p>0.342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50.01745604885">
                <text:p>3450.01745604885</text:p>
              </table:table-cell>
              <table:table-cell office:value-type="float" office:value="0.351198">
                <text:p>0.3511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65.01561604885">
                <text:p>3465.01561604885</text:p>
              </table:table-cell>
              <table:table-cell office:value-type="float" office:value="0.369144">
                <text:p>0.369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80.01814404885">
                <text:p>3480.01814404885</text:p>
              </table:table-cell>
              <table:table-cell office:value-type="float" office:value="0.36903">
                <text:p>0.36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5.01868804885">
                <text:p>3495.01868804885</text:p>
              </table:table-cell>
              <table:table-cell office:value-type="float" office:value="0.368232">
                <text:p>0.3682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10.01849604885">
                <text:p>3510.01849604885</text:p>
              </table:table-cell>
              <table:table-cell office:value-type="float" office:value="0.217824">
                <text:p>0.217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25.01937604885">
                <text:p>3525.01937604885</text:p>
              </table:table-cell>
              <table:table-cell office:value-type="float" office:value="0.237876">
                <text:p>0.2378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40.01521604885">
                <text:p>3540.01521604885</text:p>
              </table:table-cell>
              <table:table-cell office:value-type="float" office:value="0.212243">
                <text:p>0.2122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55.01713604885">
                <text:p>3555.01713604885</text:p>
              </table:table-cell>
              <table:table-cell office:value-type="float" office:value="0.215224">
                <text:p>0.215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70.01974404885">
                <text:p>3570.01974404885</text:p>
              </table:table-cell>
              <table:table-cell office:value-type="float" office:value="0.238448">
                <text:p>0.2384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5.01809604885">
                <text:p>3585.01809604885</text:p>
              </table:table-cell>
              <table:table-cell office:value-type="float" office:value="0.236678">
                <text:p>0.2366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00.01590404885">
                <text:p>3600.01590404885</text:p>
              </table:table-cell>
              <table:table-cell office:value-type="float" office:value="0.238917">
                <text:p>0.2389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15.01681604885">
                <text:p>3615.01681604885</text:p>
              </table:table-cell>
              <table:table-cell office:value-type="float" office:value="0.240146">
                <text:p>0.2401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30.01654404885">
                <text:p>3630.01654404885</text:p>
              </table:table-cell>
              <table:table-cell office:value-type="float" office:value="0.242474">
                <text:p>0.2424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45.01846404885">
                <text:p>3645.01846404885</text:p>
              </table:table-cell>
              <table:table-cell office:value-type="float" office:value="0.219788">
                <text:p>0.2197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60.01649604885">
                <text:p>3660.01649604885</text:p>
              </table:table-cell>
              <table:table-cell office:value-type="float" office:value="0.352704">
                <text:p>0.3527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75.01649604885">
                <text:p>3675.01649604885</text:p>
              </table:table-cell>
              <table:table-cell office:value-type="float" office:value="0.323425">
                <text:p>0.323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90.02033604885">
                <text:p>3690.02033604885</text:p>
              </table:table-cell>
              <table:table-cell office:value-type="float" office:value="0.347347">
                <text:p>0.3473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05.01302404885">
                <text:p>3705.01302404885</text:p>
              </table:table-cell>
              <table:table-cell office:value-type="float" office:value="0.346587">
                <text:p>0.3465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20.01561604885">
                <text:p>3720.01561604885</text:p>
              </table:table-cell>
              <table:table-cell office:value-type="float" office:value="0.347922">
                <text:p>0.3479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35.01745604885">
                <text:p>3735.01745604885</text:p>
              </table:table-cell>
              <table:table-cell office:value-type="float" office:value="0.348187">
                <text:p>0.3481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50.01681604885">
                <text:p>3750.01681604885</text:p>
              </table:table-cell>
              <table:table-cell office:value-type="float" office:value="0.347698">
                <text:p>0.3476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65.01817604885">
                <text:p>3765.01817604885</text:p>
              </table:table-cell>
              <table:table-cell office:value-type="float" office:value="0.32353">
                <text:p>0.32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80.02524804885">
                <text:p>3780.02524804885</text:p>
              </table:table-cell>
              <table:table-cell office:value-type="float" office:value="0.324102">
                <text:p>0.324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95.01777604885">
                <text:p>3795.01777604885</text:p>
              </table:table-cell>
              <table:table-cell office:value-type="float" office:value="0.341728">
                <text:p>0.3417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10.01558404885">
                <text:p>3810.01558404885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25.01689604885">
                <text:p>3825.01689604885</text:p>
              </table:table-cell>
              <table:table-cell office:value-type="float" office:value="0.401355">
                <text:p>0.4013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40.01558404885">
                <text:p>3840.01558404885</text:p>
              </table:table-cell>
              <table:table-cell office:value-type="float" office:value="0.402735">
                <text:p>0.4027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55.02033604885">
                <text:p>3855.02033604885</text:p>
              </table:table-cell>
              <table:table-cell office:value-type="float" office:value="0.381482">
                <text:p>0.3814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70.01585604885">
                <text:p>3870.01585604885</text:p>
              </table:table-cell>
              <table:table-cell office:value-type="float" office:value="0.358173">
                <text:p>0.3581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85.04361552555">
                <text:p>3885.04361552555</text:p>
              </table:table-cell>
              <table:table-cell office:value-type="float" office:value="0.357733">
                <text:p>0.3577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00.01900803782">
                <text:p>3900.01900803782</text:p>
              </table:table-cell>
              <table:table-cell office:value-type="float" office:value="0.35861">
                <text:p>0.35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15.02129603782">
                <text:p>3915.02129603782</text:p>
              </table:table-cell>
              <table:table-cell office:value-type="float" office:value="0.361502">
                <text:p>0.3615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30.01526403782">
                <text:p>3930.01526403782</text:p>
              </table:table-cell>
              <table:table-cell office:value-type="float" office:value="0.360584">
                <text:p>0.3605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45.01425603782">
                <text:p>3945.01425603782</text:p>
              </table:table-cell>
              <table:table-cell office:value-type="float" office:value="0.361421">
                <text:p>0.361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60.01366403782">
                <text:p>3960.01366403782</text:p>
              </table:table-cell>
              <table:table-cell office:value-type="float" office:value="0.360798">
                <text:p>0.3607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75.01873603782">
                <text:p>3975.01873603782</text:p>
              </table:table-cell>
              <table:table-cell office:value-type="float" office:value="0.336246">
                <text:p>0.3362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990.01465603782">
                <text:p>3990.01465603782</text:p>
              </table:table-cell>
              <table:table-cell office:value-type="float" office:value="0.313057">
                <text:p>0.313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05.02009603782">
                <text:p>4005.02009603782</text:p>
              </table:table-cell>
              <table:table-cell office:value-type="float" office:value="0.332376">
                <text:p>0.3323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20.01873603782">
                <text:p>4020.01873603782</text:p>
              </table:table-cell>
              <table:table-cell office:value-type="float" office:value="0.334218">
                <text:p>0.334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5.01521603782">
                <text:p>4035.01521603782</text:p>
              </table:table-cell>
              <table:table-cell office:value-type="float" office:value="0.30809">
                <text:p>0.30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50.01206403782">
                <text:p>4050.01206403782</text:p>
              </table:table-cell>
              <table:table-cell office:value-type="float" office:value="0.307771">
                <text:p>0.307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65.01713603782">
                <text:p>4065.01713603782</text:p>
              </table:table-cell>
              <table:table-cell office:value-type="float" office:value="0.328678">
                <text:p>0.3286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80.01745603782">
                <text:p>4080.01745603782</text:p>
              </table:table-cell>
              <table:table-cell office:value-type="float" office:value="0.312763">
                <text:p>0.3127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95.02033603782">
                <text:p>4095.02033603782</text:p>
              </table:table-cell>
              <table:table-cell office:value-type="float" office:value="0.312632">
                <text:p>0.3126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10.01681603782">
                <text:p>4110.01681603782</text:p>
              </table:table-cell>
              <table:table-cell office:value-type="float" office:value="0.312905">
                <text:p>0.3129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25.01526403782">
                <text:p>4125.01526403782</text:p>
              </table:table-cell>
              <table:table-cell office:value-type="float" office:value="0.335745">
                <text:p>0.3357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40.02070403782">
                <text:p>4140.02070403782</text:p>
              </table:table-cell>
              <table:table-cell office:value-type="float" office:value="0.359789">
                <text:p>0.3597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55.01561603782">
                <text:p>4155.01561603782</text:p>
              </table:table-cell>
              <table:table-cell office:value-type="float" office:value="0.343234">
                <text:p>0.3432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70.01622403782">
                <text:p>4170.01622403782</text:p>
              </table:table-cell>
              <table:table-cell office:value-type="float" office:value="0.334491">
                <text:p>0.3344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85.02172803782">
                <text:p>4185.02172803782</text:p>
              </table:table-cell>
              <table:table-cell office:value-type="float" office:value="0.360772">
                <text:p>0.3607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00.01398403782">
                <text:p>4200.01398403782</text:p>
              </table:table-cell>
              <table:table-cell office:value-type="float" office:value="0.361466">
                <text:p>0.3614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15.01782403782">
                <text:p>4215.01782403782</text:p>
              </table:table-cell>
              <table:table-cell office:value-type="float" office:value="0.36083">
                <text:p>0.360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30.01750403782">
                <text:p>4230.01750403782</text:p>
              </table:table-cell>
              <table:table-cell office:value-type="float" office:value="0.360419">
                <text:p>0.360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45.01585603782">
                <text:p>4245.01585603782</text:p>
              </table:table-cell>
              <table:table-cell office:value-type="float" office:value="0.360896">
                <text:p>0.3608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60.01750403782">
                <text:p>4260.01750403782</text:p>
              </table:table-cell>
              <table:table-cell office:value-type="float" office:value="0.361035">
                <text:p>0.3610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75.01497603782">
                <text:p>4275.01497603782</text:p>
              </table:table-cell>
              <table:table-cell office:value-type="float" office:value="0.343897">
                <text:p>0.3438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0.01622403782">
                <text:p>4290.01622403782</text:p>
              </table:table-cell>
              <table:table-cell office:value-type="float" office:value="0.342838">
                <text:p>0.3428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05.02220803782">
                <text:p>4305.02220803782</text:p>
              </table:table-cell>
              <table:table-cell office:value-type="float" office:value="0.359593">
                <text:p>0.359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20.02289603782">
                <text:p>4320.02289603782</text:p>
              </table:table-cell>
              <table:table-cell office:value-type="float" office:value="0.387612">
                <text:p>0.3876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35.01465603782">
                <text:p>4335.01465603782</text:p>
              </table:table-cell>
              <table:table-cell office:value-type="float" office:value="0.36252">
                <text:p>0.362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50.01841603782">
                <text:p>4350.01841603782</text:p>
              </table:table-cell>
              <table:table-cell office:value-type="float" office:value="0.361689">
                <text:p>0.3616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65.02001603782">
                <text:p>4365.02001603782</text:p>
              </table:table-cell>
              <table:table-cell office:value-type="float" office:value="0.362122">
                <text:p>0.362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80.01654403782">
                <text:p>4380.01654403782</text:p>
              </table:table-cell>
              <table:table-cell office:value-type="float" office:value="0.356966">
                <text:p>0.3569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95.01593603782">
                <text:p>4395.01593603782</text:p>
              </table:table-cell>
              <table:table-cell office:value-type="float" office:value="0.357732">
                <text:p>0.3577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10.01782403782">
                <text:p>4410.01782403782</text:p>
              </table:table-cell>
              <table:table-cell office:value-type="float" office:value="0.336095">
                <text:p>0.336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25.01657603782">
                <text:p>4425.01657603782</text:p>
              </table:table-cell>
              <table:table-cell office:value-type="float" office:value="0.354116">
                <text:p>0.3541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40.01457603782">
                <text:p>4440.01457603782</text:p>
              </table:table-cell>
              <table:table-cell office:value-type="float" office:value="0.353663">
                <text:p>0.3536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55.01561603782">
                <text:p>4455.01561603782</text:p>
              </table:table-cell>
              <table:table-cell office:value-type="float" office:value="0.338607">
                <text:p>0.3386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70.01657603782">
                <text:p>4470.01657603782</text:p>
              </table:table-cell>
              <table:table-cell office:value-type="float" office:value="0.318948">
                <text:p>0.318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85.01940803782">
                <text:p>4485.01940803782</text:p>
              </table:table-cell>
              <table:table-cell office:value-type="float" office:value="0.312007">
                <text:p>0.31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00.01681603782">
                <text:p>4500.01681603782</text:p>
              </table:table-cell>
              <table:table-cell office:value-type="float" office:value="0.14308">
                <text:p>0.14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15.01238403782">
                <text:p>4515.01238403782</text:p>
              </table:table-cell>
              <table:table-cell office:value-type="float" office:value="0.146142">
                <text:p>0.1461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30.01529603782">
                <text:p>4530.01529603782</text:p>
              </table:table-cell>
              <table:table-cell office:value-type="float" office:value="0.172808">
                <text:p>0.1728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45.01366403782">
                <text:p>4545.01366403782</text:p>
              </table:table-cell>
              <table:table-cell office:value-type="float" office:value="0.166545">
                <text:p>0.166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60.01433603782">
                <text:p>4560.01433603782</text:p>
              </table:table-cell>
              <table:table-cell office:value-type="float" office:value="0.194314">
                <text:p>0.1943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75.01553603782">
                <text:p>4575.01553603782</text:p>
              </table:table-cell>
              <table:table-cell office:value-type="float" office:value="0.161338">
                <text:p>0.161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90.01873603782">
                <text:p>4590.01873603782</text:p>
              </table:table-cell>
              <table:table-cell office:value-type="float" office:value="0.136133">
                <text:p>0.1361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05.01617603782">
                <text:p>4605.01617603782</text:p>
              </table:table-cell>
              <table:table-cell office:value-type="float" office:value="0.156342">
                <text:p>0.1563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20.01713603782">
                <text:p>4620.01713603782</text:p>
              </table:table-cell>
              <table:table-cell office:value-type="float" office:value="0.181682">
                <text:p>0.1816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35.01625603782">
                <text:p>4635.01625603782</text:p>
              </table:table-cell>
              <table:table-cell office:value-type="float" office:value="0.212353">
                <text:p>0.2123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50.01649603782">
                <text:p>4650.01649603782</text:p>
              </table:table-cell>
              <table:table-cell office:value-type="float" office:value="0.347329">
                <text:p>0.3473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65.01849603782">
                <text:p>4665.01849603782</text:p>
              </table:table-cell>
              <table:table-cell office:value-type="float" office:value="0.346675">
                <text:p>0.3466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80.01302403782">
                <text:p>4680.01302403782</text:p>
              </table:table-cell>
              <table:table-cell office:value-type="float" office:value="0.331017">
                <text:p>0.3310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95.01529603782">
                <text:p>4695.01529603782</text:p>
              </table:table-cell>
              <table:table-cell office:value-type="float" office:value="0.314416">
                <text:p>0.3144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10.01526403782">
                <text:p>4710.01526403782</text:p>
              </table:table-cell>
              <table:table-cell office:value-type="float" office:value="0.295429">
                <text:p>0.2954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25.01657603782">
                <text:p>4725.01657603782</text:p>
              </table:table-cell>
              <table:table-cell office:value-type="float" office:value="0.306503">
                <text:p>0.3065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40.01425603782">
                <text:p>4740.01425603782</text:p>
              </table:table-cell>
              <table:table-cell office:value-type="float" office:value="0.327219">
                <text:p>0.3272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55.01873603782">
                <text:p>4755.01873603782</text:p>
              </table:table-cell>
              <table:table-cell office:value-type="float" office:value="0.326938">
                <text:p>0.326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70.01142403782">
                <text:p>4770.01142403782</text:p>
              </table:table-cell>
              <table:table-cell office:value-type="float" office:value="0.327242">
                <text:p>0.3272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85.01625603782">
                <text:p>4785.01625603782</text:p>
              </table:table-cell>
              <table:table-cell office:value-type="float" office:value="0.327626">
                <text:p>0.327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00.01745603782">
                <text:p>4800.01745603782</text:p>
              </table:table-cell>
              <table:table-cell office:value-type="float" office:value="0.350205">
                <text:p>0.3502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15.01401603782">
                <text:p>4815.01401603782</text:p>
              </table:table-cell>
              <table:table-cell office:value-type="float" office:value="0.350445">
                <text:p>0.3504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30.01497603782">
                <text:p>4830.01497603782</text:p>
              </table:table-cell>
              <table:table-cell office:value-type="float" office:value="0.34667">
                <text:p>0.34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45.01873603782">
                <text:p>4845.01873603782</text:p>
              </table:table-cell>
              <table:table-cell office:value-type="float" office:value="0.363761">
                <text:p>0.3637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60.01814403782">
                <text:p>4860.01814403782</text:p>
              </table:table-cell>
              <table:table-cell office:value-type="float" office:value="0.384918">
                <text:p>0.3849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75.01686403782">
                <text:p>4875.01686403782</text:p>
              </table:table-cell>
              <table:table-cell office:value-type="float" office:value="0.40349">
                <text:p>0.403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90.02620803782">
                <text:p>4890.02620803782</text:p>
              </table:table-cell>
              <table:table-cell office:value-type="float" office:value="0.379329">
                <text:p>0.3793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05.01713603782">
                <text:p>4905.01713603782</text:p>
              </table:table-cell>
              <table:table-cell office:value-type="float" office:value="0.355324">
                <text:p>0.3553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20.01558403782">
                <text:p>4920.01558403782</text:p>
              </table:table-cell>
              <table:table-cell office:value-type="float" office:value="0.340575">
                <text:p>0.3405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35.01529603782">
                <text:p>4935.01529603782</text:p>
              </table:table-cell>
              <table:table-cell office:value-type="float" office:value="0.340752">
                <text:p>0.3407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50.01844803782">
                <text:p>4950.01844803782</text:p>
              </table:table-cell>
              <table:table-cell office:value-type="float" office:value="0.326951">
                <text:p>0.3269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65.01561603782">
                <text:p>4965.01561603782</text:p>
              </table:table-cell>
              <table:table-cell office:value-type="float" office:value="0.326885">
                <text:p>0.3268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80.01649603782">
                <text:p>4980.01649603782</text:p>
              </table:table-cell>
              <table:table-cell office:value-type="float" office:value="0.345855">
                <text:p>0.3458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95.02038403782">
                <text:p>4995.02038403782</text:p>
              </table:table-cell>
              <table:table-cell office:value-type="float" office:value="0.345879">
                <text:p>0.345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10.01369603782">
                <text:p>5010.01369603782</text:p>
              </table:table-cell>
              <table:table-cell office:value-type="float" office:value="0.3458">
                <text:p>0.34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25.01713603782">
                <text:p>5025.01713603782</text:p>
              </table:table-cell>
              <table:table-cell office:value-type="float" office:value="0.346271">
                <text:p>0.3462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40.01465603782">
                <text:p>5040.01465603782</text:p>
              </table:table-cell>
              <table:table-cell office:value-type="float" office:value="0.368739">
                <text:p>0.3687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55.01686403782">
                <text:p>5055.01686403782</text:p>
              </table:table-cell>
              <table:table-cell office:value-type="float" office:value="0.393179">
                <text:p>0.3931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70.01561603782">
                <text:p>5070.01561603782</text:p>
              </table:table-cell>
              <table:table-cell office:value-type="float" office:value="0.390202">
                <text:p>0.3902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85.02001603782">
                <text:p>5085.02001603782</text:p>
              </table:table-cell>
              <table:table-cell office:value-type="float" office:value="0.357026">
                <text:p>0.3570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00.01753603782">
                <text:p>5100.01753603782</text:p>
              </table:table-cell>
              <table:table-cell office:value-type="float" office:value="0.373215">
                <text:p>0.373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15.01745603782">
                <text:p>5115.01745603782</text:p>
              </table:table-cell>
              <table:table-cell office:value-type="float" office:value="0.373173">
                <text:p>0.3731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30.01617603782">
                <text:p>5130.01617603782</text:p>
              </table:table-cell>
              <table:table-cell office:value-type="float" office:value="0.355144">
                <text:p>0.3551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45.01561603782">
                <text:p>5145.01561603782</text:p>
              </table:table-cell>
              <table:table-cell office:value-type="float" office:value="0.354936">
                <text:p>0.3549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60.01553603782">
                <text:p>5160.01553603782</text:p>
              </table:table-cell>
              <table:table-cell office:value-type="float" office:value="0.356543">
                <text:p>0.3565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75.01689603782">
                <text:p>5175.01689603782</text:p>
              </table:table-cell>
              <table:table-cell office:value-type="float" office:value="0.355637">
                <text:p>0.3556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90.01521603782">
                <text:p>5190.01521603782</text:p>
              </table:table-cell>
              <table:table-cell office:value-type="float" office:value="0.339539">
                <text:p>0.3395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05.01785603782">
                <text:p>5205.01785603782</text:p>
              </table:table-cell>
              <table:table-cell office:value-type="float" office:value="0.339548">
                <text:p>0.3395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20.01585603782">
                <text:p>5220.01585603782</text:p>
              </table:table-cell>
              <table:table-cell office:value-type="float" office:value="0.337699">
                <text:p>0.3376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235.01526403782">
                <text:p>5235.01526403782</text:p>
              </table:table-cell>
              <table:table-cell office:value-type="float" office:value="0.369862">
                <text:p>0.3698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50.01681603782">
                <text:p>5250.01681603782</text:p>
              </table:table-cell>
              <table:table-cell office:value-type="float" office:value="0.368986">
                <text:p>0.3689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65.01745603782">
                <text:p>5265.01745603782</text:p>
              </table:table-cell>
              <table:table-cell office:value-type="float" office:value="0.3691">
                <text:p>0.3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80.01878403782">
                <text:p>5280.01878403782</text:p>
              </table:table-cell>
              <table:table-cell office:value-type="float" office:value="0.386752">
                <text:p>0.3867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95.01937603782">
                <text:p>5295.01937603782</text:p>
              </table:table-cell>
              <table:table-cell office:value-type="float" office:value="0.387165">
                <text:p>0.387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10.01585603782">
                <text:p>5310.01585603782</text:p>
              </table:table-cell>
              <table:table-cell office:value-type="float" office:value="0.366759">
                <text:p>0.3667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25.01841603782">
                <text:p>5325.01841603782</text:p>
              </table:table-cell>
              <table:table-cell office:value-type="float" office:value="0.198665">
                <text:p>0.1986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40.01782403782">
                <text:p>5340.01782403782</text:p>
              </table:table-cell>
              <table:table-cell office:value-type="float" office:value="0.198273">
                <text:p>0.1982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55.02300803782">
                <text:p>5355.02300803782</text:p>
              </table:table-cell>
              <table:table-cell office:value-type="float" office:value="0.179407">
                <text:p>0.179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70.01964803782">
                <text:p>5370.01964803782</text:p>
              </table:table-cell>
              <table:table-cell office:value-type="float" office:value="0.182866">
                <text:p>0.1828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85.02489603782">
                <text:p>5385.02489603782</text:p>
              </table:table-cell>
              <table:table-cell office:value-type="float" office:value="0.180844">
                <text:p>0.1808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400.01366403782">
                <text:p>5400.01366403782</text:p>
              </table:table-cell>
              <table:table-cell office:value-type="float" office:value="0.159963">
                <text:p>0.159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15.02225603782">
                <text:p>5415.02225603782</text:p>
              </table:table-cell>
              <table:table-cell office:value-type="float" office:value="0.159503">
                <text:p>0.1595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30.01900803782">
                <text:p>5430.01900803782</text:p>
              </table:table-cell>
              <table:table-cell office:value-type="float" office:value="0.137618">
                <text:p>0.1376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445.01593603782">
                <text:p>5445.01593603782</text:p>
              </table:table-cell>
              <table:table-cell office:value-type="float" office:value="0.136618">
                <text:p>0.1366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60.01974403782">
                <text:p>5460.01974403782</text:p>
              </table:table-cell>
              <table:table-cell office:value-type="float" office:value="0.140827">
                <text:p>0.1408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475.01494403782">
                <text:p>5475.01494403782</text:p>
              </table:table-cell>
              <table:table-cell office:value-type="float" office:value="0.326245">
                <text:p>0.326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90.01996803782">
                <text:p>5490.01996803782</text:p>
              </table:table-cell>
              <table:table-cell office:value-type="float" office:value="0.34036">
                <text:p>0.340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05.01686403782">
                <text:p>5505.01686403782</text:p>
              </table:table-cell>
              <table:table-cell office:value-type="float" office:value="0.339638">
                <text:p>0.3396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520.01657603782">
                <text:p>5520.01657603782</text:p>
              </table:table-cell>
              <table:table-cell office:value-type="float" office:value="0.354276">
                <text:p>0.3542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35.01465603782">
                <text:p>5535.01465603782</text:p>
              </table:table-cell>
              <table:table-cell office:value-type="float" office:value="0.354284">
                <text:p>0.3542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550.01905603782">
                <text:p>5550.01905603782</text:p>
              </table:table-cell>
              <table:table-cell office:value-type="float" office:value="0.355661">
                <text:p>0.3556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65.01713603782">
                <text:p>5565.01713603782</text:p>
              </table:table-cell>
              <table:table-cell office:value-type="float" office:value="0.331896">
                <text:p>0.3318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80.01553603782">
                <text:p>5580.01553603782</text:p>
              </table:table-cell>
              <table:table-cell office:value-type="float" office:value="0.350136">
                <text:p>0.3501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595.01489603782">
                <text:p>5595.01489603782</text:p>
              </table:table-cell>
              <table:table-cell office:value-type="float" office:value="0.350107">
                <text:p>0.3501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10.01713603782">
                <text:p>5610.01713603782</text:p>
              </table:table-cell>
              <table:table-cell office:value-type="float" office:value="0.345363">
                <text:p>0.3453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625.01713603782">
                <text:p>5625.01713603782</text:p>
              </table:table-cell>
              <table:table-cell office:value-type="float" office:value="0.345989">
                <text:p>0.3459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640.02996803782">
                <text:p>5640.02996803782</text:p>
              </table:table-cell>
              <table:table-cell office:value-type="float" office:value="0.346031">
                <text:p>0.3460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655.01553603782">
                <text:p>5655.01553603782</text:p>
              </table:table-cell>
              <table:table-cell office:value-type="float" office:value="0.361729">
                <text:p>0.3617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70.01681603782">
                <text:p>5670.01681603782</text:p>
              </table:table-cell>
              <table:table-cell office:value-type="float" office:value="0.362006">
                <text:p>0.362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685.01585603782">
                <text:p>5685.01585603782</text:p>
              </table:table-cell>
              <table:table-cell office:value-type="float" office:value="0.342258">
                <text:p>0.342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00.05438419048">
                <text:p>5700.05438419048</text:p>
              </table:table-cell>
              <table:table-cell office:value-type="float" office:value="0.34082">
                <text:p>0.340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15.01620803782">
                <text:p>5715.01620803782</text:p>
              </table:table-cell>
              <table:table-cell office:value-type="float" office:value="0.365206">
                <text:p>0.3652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30.01649603782">
                <text:p>5730.01649603782</text:p>
              </table:table-cell>
              <table:table-cell office:value-type="float" office:value="0.365609">
                <text:p>0.3656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45.01713603782">
                <text:p>5745.01713603782</text:p>
              </table:table-cell>
              <table:table-cell office:value-type="float" office:value="0.365806">
                <text:p>0.3658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60.01558403782">
                <text:p>5760.01558403782</text:p>
              </table:table-cell>
              <table:table-cell office:value-type="float" office:value="0.386067">
                <text:p>0.386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75.01782403782">
                <text:p>5775.01782403782</text:p>
              </table:table-cell>
              <table:table-cell office:value-type="float" office:value="0.384767">
                <text:p>0.3847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90.01521603782">
                <text:p>5790.01521603782</text:p>
              </table:table-cell>
              <table:table-cell office:value-type="float" office:value="0.383879">
                <text:p>0.383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05.01905603782">
                <text:p>5805.01905603782</text:p>
              </table:table-cell>
              <table:table-cell office:value-type="float" office:value="0.361956">
                <text:p>0.3619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20.01777603782">
                <text:p>5820.01777603782</text:p>
              </table:table-cell>
              <table:table-cell office:value-type="float" office:value="0.362037">
                <text:p>0.3620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35.01745603782">
                <text:p>5835.01745603782</text:p>
              </table:table-cell>
              <table:table-cell office:value-type="float" office:value="0.362101">
                <text:p>0.3621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50.01777603782">
                <text:p>5850.01777603782</text:p>
              </table:table-cell>
              <table:table-cell office:value-type="float" office:value="0.382575">
                <text:p>0.3825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65.02324803782">
                <text:p>5865.02324803782</text:p>
              </table:table-cell>
              <table:table-cell office:value-type="float" office:value="0.382641">
                <text:p>0.3826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80.01273603782">
                <text:p>5880.01273603782</text:p>
              </table:table-cell>
              <table:table-cell office:value-type="float" office:value="0.361433">
                <text:p>0.3614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95.01465603782">
                <text:p>5895.01465603782</text:p>
              </table:table-cell>
              <table:table-cell office:value-type="float" office:value="0.361161">
                <text:p>0.3611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10.02137603782">
                <text:p>5910.02137603782</text:p>
              </table:table-cell>
              <table:table-cell office:value-type="float" office:value="0.340804">
                <text:p>0.3408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25.01590403782">
                <text:p>5925.01590403782</text:p>
              </table:table-cell>
              <table:table-cell office:value-type="float" office:value="0.342229">
                <text:p>0.3422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40.01713603782">
                <text:p>5940.01713603782</text:p>
              </table:table-cell>
              <table:table-cell office:value-type="float" office:value="0.322896">
                <text:p>0.3228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55.01681603782">
                <text:p>5955.01681603782</text:p>
              </table:table-cell>
              <table:table-cell office:value-type="float" office:value="0.327892">
                <text:p>0.3278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70.01686403782">
                <text:p>5970.01686403782</text:p>
              </table:table-cell>
              <table:table-cell office:value-type="float" office:value="0.308876">
                <text:p>0.3088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85.01777603782">
                <text:p>5985.01777603782</text:p>
              </table:table-cell>
              <table:table-cell office:value-type="float" office:value="0.331326">
                <text:p>0.33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